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loext:contextual-spacing="false" fo:background-color="transparent">
        <style:background-image/>
      </style:paragraph-properties>
      <style:text-properties fo:color="#000000" style:font-name="Courier New" fo:font-size="9pt"/>
    </style:style>
    <style:style style:name="P2" style:family="paragraph" style:parent-style-name="Preformatted_20_Text">
      <style:paragraph-properties fo:margin-top="0in" fo:margin-bottom="0.1965in" loext:contextual-spacing="false" fo:background-color="transparent">
        <style:background-image/>
      </style:paragraph-properties>
      <style:text-properties fo:color="#808080" style:font-name="Courier New" fo:font-size="9pt" fo:font-style="italic"/>
    </style:style>
    <style:style style:name="P3" style:family="paragraph" style:parent-style-name="Preformatted_20_Text">
      <style:paragraph-properties fo:background-color="transparent">
        <style:background-image/>
      </style:paragraph-properties>
    </style:style>
    <style:style style:name="P4" style:family="paragraph" style:parent-style-name="Preformatted_20_Text">
      <style:paragraph-properties fo:background-color="transparent">
        <style:background-image/>
      </style:paragraph-properties>
      <style:text-properties fo:color="#000000"/>
    </style:style>
    <style:style style:name="P5" style:family="paragraph" style:parent-style-name="Preformatted_20_Text">
      <style:paragraph-properties fo:background-color="transparent">
        <style:background-image/>
      </style:paragraph-properties>
      <style:text-properties fo:color="#000000" style:font-name="Courier New" fo:font-size="9pt"/>
    </style:style>
    <style:style style:name="P6" style:family="paragraph" style:parent-style-name="Preformatted_20_Text">
      <style:paragraph-properties fo:background-color="transparent">
        <style:background-image/>
      </style:paragraph-properties>
      <style:text-properties fo:color="#000080" style:font-name="Courier New" fo:font-size="9pt" fo:font-weight="bold"/>
    </style:style>
    <style:style style:name="P7" style:family="paragraph" style:parent-style-name="Preformatted_20_Text">
      <style:paragraph-properties fo:background-color="transparent">
        <style:background-image/>
      </style:paragraph-properties>
      <style:text-properties fo:color="#808080"/>
    </style:style>
    <style:style style:name="P8" style:family="paragraph" style:parent-style-name="Preformatted_20_Text">
      <style:paragraph-properties fo:background-color="transparent">
        <style:background-image/>
      </style:paragraph-properties>
      <style:text-properties fo:color="#808080" style:font-name="Courier New" fo:font-size="9pt" fo:font-style="italic"/>
    </style:style>
    <style:style style:name="T1" style:family="text">
      <style:text-properties fo:color="#000080" fo:font-weight="bold"/>
    </style:style>
    <style:style style:name="T2" style:family="text">
      <style:text-properties fo:color="#000080" fo:font-weight="bold" fo:background-color="#efefef" loext:char-shading-value="0"/>
    </style:style>
    <style:style style:name="T3" style:family="text">
      <style:text-properties fo:color="#000080" style:font-name="Courier New" fo:font-size="9pt" fo:font-weight="bold"/>
    </style:style>
    <style:style style:name="T4" style:family="text">
      <style:text-properties fo:color="#000080" style:font-name="Courier New" fo:font-size="9pt" fo:font-weight="bold" fo:background-color="#efefef" loext:char-shading-value="0"/>
    </style:style>
    <style:style style:name="T5" style:family="text">
      <style:text-properties style:font-name="Courier New" fo:font-size="9pt"/>
    </style:style>
    <style:style style:name="T6" style:family="text">
      <style:text-properties style:font-name="Courier New" fo:font-size="9pt" fo:background-color="#efefef" loext:char-shading-value="0"/>
    </style:style>
    <style:style style:name="T7" style:family="text">
      <style:text-properties style:font-name="Courier New" fo:font-size="9pt" fo:font-style="italic"/>
    </style:style>
    <style:style style:name="T8" style:family="text">
      <style:text-properties fo:color="#0000ff"/>
    </style:style>
    <style:style style:name="T9" style:family="text">
      <style:text-properties fo:color="#0000ff" style:font-name="Courier New" fo:font-size="9pt"/>
    </style:style>
    <style:style style:name="T10" style:family="text">
      <style:text-properties fo:color="#0000ff" style:font-name="Courier New" fo:font-size="9pt" fo:font-weight="bold"/>
    </style:style>
    <style:style style:name="T11" style:family="text">
      <style:text-properties fo:color="#0000ff" style:font-name="Courier New" fo:font-size="9pt" fo:font-weight="bold" fo:background-color="#efefef" loext:char-shading-value="0"/>
    </style:style>
    <style:style style:name="T12" style:family="text">
      <style:text-properties fo:color="#0000ff" fo:font-weight="bold"/>
    </style:style>
    <style:style style:name="T13" style:family="text">
      <style:text-properties fo:color="#0000ff" fo:font-weight="bold" fo:background-color="#efefef" loext:char-shading-value="0"/>
    </style:style>
    <style:style style:name="T14" style:family="text">
      <style:text-properties fo:color="#008000" style:font-name="Courier New" fo:font-size="9pt" fo:font-weight="bold"/>
    </style:style>
    <style:style style:name="T15" style:family="text">
      <style:text-properties fo:color="#008000" style:font-name="Courier New" fo:font-size="9pt" fo:font-weight="bold" fo:background-color="#efefef" loext:char-shading-value="0"/>
    </style:style>
    <style:style style:name="T16" style:family="text">
      <style:text-properties fo:color="#008000" fo:font-weight="bold"/>
    </style:style>
    <style:style style:name="T17" style:family="text">
      <style:text-properties fo:color="#008000" fo:font-weight="bold" fo:background-color="#efefef" loext:char-shading-value="0"/>
    </style:style>
    <style:style style:name="T18" style:family="text">
      <style:text-properties fo:background-color="#efefef" loext:char-shading-value="0"/>
    </style:style>
    <style:style style:name="T19" style:family="text">
      <style:text-properties fo:color="#808080"/>
    </style:style>
    <style:style style:name="T20" style:family="text">
      <style:text-properties fo:color="#808080" style:font-name="Courier New" fo:font-size="9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lt;!DOCTYPE </text:span><text:span text:style-name="T13">html</text:span><text:span text:style-name="T2">&gt;</text:span></text:p>
      <text:p text:style-name="P5"><text:span text:style-name="T18">&lt;</text:span><text:span text:style-name="T2">html </text:span><text:span text:style-name="T13">lang=</text:span><text:span text:style-name="T17">"en" </text:span><text:span text:style-name="T13">xmlns=</text:span><text:span text:style-name="T17">"http://www.w3.org/1999/html"</text:span><text:span text:style-name="T18">&gt;</text:span></text:p>
      <text:p text:style-name="P5"><text:span text:style-name="T18">&lt;</text:span><text:span text:style-name="T2">head</text:span><text:span text:style-name="T18">&gt;</text:span></text:p>
      <text:p text:style-name="P4"><text:s text:c="4"/><text:span text:style-name="T6">&lt;</text:span><text:span text:style-name="T4">meta </text:span><text:span text:style-name="T11">charset=</text:span><text:span text:style-name="T15">"UTF-8"</text:span><text:span text:style-name="T6">&gt;</text:span></text:p>
      <text:p text:style-name="P4"><text:s text:c="4"/><text:span text:style-name="T6">&lt;</text:span><text:span text:style-name="T4">title</text:span><text:span text:style-name="T6">&gt;</text:span><text:span text:style-name="T5">Title</text:span><text:span text:style-name="T6">&lt;/</text:span><text:span text:style-name="T4">title</text:span><text:span text:style-name="T6">&gt;</text:span></text:p>
      <text:p text:style-name="P4"><text:s text:c="4"/><text:span text:style-name="T6">&lt;</text:span><text:span text:style-name="T4">link </text:span><text:span text:style-name="T11">href=</text:span><text:span text:style-name="T15">"csstemp.css" </text:span><text:span text:style-name="T11">rel=</text:span><text:span text:style-name="T15">"stylesheet"</text:span><text:span text:style-name="T6">&gt;</text:span></text:p>
      <text:p text:style-name="P5"><text:span text:style-name="T18">&lt;/</text:span><text:span text:style-name="T2">head</text:span><text:span text:style-name="T18">&gt;</text:span></text:p>
      <text:p text:style-name="P5"><text:span text:style-name="T18">&lt;</text:span><text:span text:style-name="T2">header</text:span><text:span text:style-name="T18">&gt;</text:span></text:p>
      <text:p text:style-name="P4"><text:s text:c="4"/><text:span text:style-name="T6">&lt;</text:span><text:span text:style-name="T4">div </text:span><text:span text:style-name="T11">class=</text:span><text:span text:style-name="T15">"header"</text:span><text:span text:style-name="T6">&gt;</text:span></text:p>
      <text:p text:style-name="P4"><text:s text:c="8"/><text:span text:style-name="T6">&lt;</text:span><text:span text:style-name="T4">div </text:span><text:span text:style-name="T11">class=</text:span><text:span text:style-name="T15">"continer"</text:span><text:span text:style-name="T6">&gt;</text:span></text:p>
      <text:p text:style-name="P4"><text:s text:c="12"/><text:span text:style-name="T6">&lt;</text:span><text:span text:style-name="T4">div </text:span><text:span text:style-name="T11">class=</text:span><text:span text:style-name="T15">"head"</text:span><text:span text:style-name="T6">&gt;</text:span></text:p>
      <text:p text:style-name="P4"><text:s text:c="16"/><text:span text:style-name="T6">&lt;</text:span><text:span text:style-name="T4">div </text:span><text:span text:style-name="T11">class=</text:span><text:span text:style-name="T15">"phone1"</text:span><text:span text:style-name="T6">&gt;</text:span></text:p>
      <text:p text:style-name="P4"><text:s text:c="20"/><text:span text:style-name="T6">&lt;</text:span><text:span text:style-name="T4">img </text:span><text:span text:style-name="T11">src=</text:span><text:span text:style-name="T15">"phone-icon.png" </text:span><text:span text:style-name="T11">alt=</text:span><text:span text:style-name="T15">"Phone"</text:span><text:span text:style-name="T6">&gt;</text:span></text:p>
      <text:p text:style-name="P4"><text:s text:c="16"/><text:span text:style-name="T6">&lt;/</text:span><text:span text:style-name="T4">div</text:span><text:span text:style-name="T6">&gt;</text:span></text:p>
      <text:p text:style-name="P4"><text:s text:c="16"/><text:span text:style-name="T6">&lt;</text:span><text:span text:style-name="T4">div </text:span><text:span text:style-name="T11">class=</text:span><text:span text:style-name="T15">"no"</text:span><text:span text:style-name="T6">&gt;</text:span></text:p>
      <text:p text:style-name="P4"><text:s text:c="20"/><text:span text:style-name="T5">0045 6013 5070</text:span></text:p>
      <text:p text:style-name="P4"><text:s text:c="16"/><text:span text:style-name="T6">&lt;/</text:span><text:span text:style-name="T4">div</text:span><text:span text:style-name="T6">&gt;</text:span></text:p>
      <text:p text:style-name="P4"><text:s text:c="16"/><text:span text:style-name="T6">&lt;</text:span><text:span text:style-name="T4">div </text:span><text:span text:style-name="T11">class=</text:span><text:span text:style-name="T15">"delivery"</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Delivery</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Terms</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About us</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FAQ</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Contact us</text:span><text:span text:style-name="T6">&lt;/</text:span><text:span text:style-name="T4">a</text:span><text:span text:style-name="T6">&gt;</text:span></text:p>
      <text:p text:style-name="P4"><text:s text:c="16"/><text:span text:style-name="T6">&lt;/</text:span><text:span text:style-name="T4">div</text:span><text:span text:style-name="T6">&gt;</text:span></text:p>
      <text:p text:style-name="P4"><text:s text:c="16"/><text:span text:style-name="T6">&lt;</text:span><text:span text:style-name="T4">div </text:span><text:span text:style-name="T11">class =</text:span><text:span text:style-name="T15">"login"</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LOG IN | </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 CREATE CUSTOMER</text:span><text:span text:style-name="T6">&lt;/</text:span><text:span text:style-name="T4">a</text:span><text:span text:style-name="T6">&gt;</text:span></text:p>
      <text:p text:style-name="P4"><text:s text:c="16"/><text:span text:style-name="T6">&lt;/</text:span><text:span text:style-name="T4">div</text:span><text:span text:style-name="T6">&gt;</text:span></text:p>
      <text:p text:style-name="P4"><text:s text:c="12"/><text:span text:style-name="T6">&lt;/</text:span><text:span text:style-name="T4">div</text:span><text:span text:style-name="T6">&gt;</text:span></text:p>
      <text:p text:style-name="P4"><text:s text:c="12"/><text:span text:style-name="T6">&lt;</text:span><text:span text:style-name="T4">div </text:span><text:span text:style-name="T11">class=</text:span><text:span text:style-name="T15">"tdp"</text:span><text:span text:style-name="T6">&gt;</text:span></text:p>
      <text:p text:style-name="P4"><text:s text:c="16"/><text:span text:style-name="T6">&lt;</text:span><text:span text:style-name="T4">p</text:span><text:span text:style-name="T6">&gt;</text:span><text:span text:style-name="T5">Fully TPD compliant custom labeling | More than 25.000 active TPD notifications in 24 EU languages </text:span><text:span text:style-name="T6">&lt;/</text:span><text:span text:style-name="T4">p</text:span><text:span text:style-name="T6">&gt;</text:span></text:p>
      <text:p text:style-name="P4"><text:s text:c="12"/><text:span text:style-name="T6">&lt;/</text:span><text:span text:style-name="T4">div</text:span><text:span text:style-name="T6">&gt;</text:span></text:p>
      <text:p text:style-name="P4"><text:s text:c="12"/><text:span text:style-name="T6">&lt;</text:span><text:span text:style-name="T4">div </text:span><text:span text:style-name="T11">class=</text:span><text:span text:style-name="T15">"logo"</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lt;</text:span><text:span text:style-name="T4">img </text:span><text:span text:style-name="T11">src=</text:span><text:span text:style-name="T15">"logo.png" </text:span><text:span text:style-name="T11">alt=</text:span><text:span text:style-name="T15">"main logo" </text:span><text:span text:style-name="T6">&gt;&lt;/</text:span><text:span text:style-name="T4">a</text:span><text:span text:style-name="T6">&gt;</text:span></text:p>
      <text:p text:style-name="P4"><text:s text:c="12"/><text:span text:style-name="T6">&lt;/</text:span><text:span text:style-name="T4">div</text:span><text:span text:style-name="T6">&gt;</text:span></text:p>
      <text:p text:style-name="P4"><text:s text:c="12"/><text:span text:style-name="T6">&lt;</text:span><text:span text:style-name="T4">div </text:span><text:span text:style-name="T11">class=</text:span><text:span text:style-name="T15">"Mcart"</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 </text:span><text:span text:style-name="T6">&lt;</text:span><text:span text:style-name="T4">img </text:span><text:span text:style-name="T11">src=</text:span><text:span text:style-name="T15">"cart-icon.png" </text:span><text:span text:style-name="T11">alt=</text:span><text:span text:style-name="T15">"cart icon"</text:span><text:span text:style-name="T6">&gt;&lt;/</text:span><text:span text:style-name="T4">a</text:span><text:span text:style-name="T6">&gt;</text:span></text:p>
      <text:p text:style-name="P4"><text:s text:c="12"/><text:span text:style-name="T6">&lt;/</text:span><text:span text:style-name="T4">div</text:span><text:span text:style-name="T6">&gt;</text:span></text:p>
      <text:p text:style-name="P4"><text:s text:c="12"/><text:span text:style-name="T6">&lt;</text:span><text:span text:style-name="T4">div </text:span><text:span text:style-name="T11">class=</text:span><text:span text:style-name="T15">"searchboxx"</text:span><text:span text:style-name="T6">&gt;</text:span></text:p>
      <text:p text:style-name="P4"><text:s text:c="16"/><text:span text:style-name="T6">&lt;</text:span><text:span text:style-name="T4">form </text:span><text:span text:style-name="T11">action=</text:span><text:span text:style-name="T15">"/action_page.php"</text:span><text:span text:style-name="T6">&gt;</text:span></text:p>
      <text:p text:style-name="P4"><text:s text:c="20"/><text:span text:style-name="T6">&lt;</text:span><text:span text:style-name="T4">input </text:span><text:span text:style-name="T11">type=</text:span><text:span text:style-name="T15">"text" </text:span><text:span text:style-name="T11">class=</text:span><text:span text:style-name="T15">"sbox" </text:span><text:span text:style-name="T11">placeholder=</text:span><text:span text:style-name="T15">"Search.." </text:span><text:span text:style-name="T11">name=</text:span><text:span text:style-name="T15">"search"</text:span><text:span text:style-name="T6">&gt;</text:span></text:p>
      <text:p text:style-name="P4"><text:s text:c="20"/><text:span text:style-name="T6">&lt;</text:span><text:span text:style-name="T4">button </text:span><text:span text:style-name="T11">type=</text:span><text:span text:style-name="T15">"submit" <text:s/></text:span><text:span text:style-name="T6">&lt;</text:span><text:span text:style-name="T4">div </text:span><text:span text:style-name="T11">class=</text:span><text:span text:style-name="T15">"search" </text:span><text:span text:style-name="T6">&lt;/</text:span><text:span text:style-name="T4">button</text:span><text:span text:style-name="T6">&gt;&lt;/</text:span><text:span text:style-name="T4">form</text:span><text:span text:style-name="T6">&gt;</text:span></text:p>
      <text:p text:style-name="P4"><text:s text:c="16"/><text:span text:style-name="T6">&lt;/</text:span><text:span text:style-name="T4">form</text:span><text:span text:style-name="T6">&gt;</text:span></text:p>
      <text:p text:style-name="P4"><text:s text:c="12"/><text:span text:style-name="T6">&lt;/</text:span><text:span text:style-name="T4">div</text:span><text:span text:style-name="T6">&gt;</text:span><text:span text:style-name="T5">`</text:span></text:p>
      <text:p text:style-name="P4"><text:s text:c="12"/><text:span text:style-name="T6">&lt;</text:span><text:span text:style-name="T4">div </text:span><text:span text:style-name="T11">class=</text:span><text:span text:style-name="T15">"Showall"</text:span><text:span text:style-name="T6">&gt;</text:span></text:p>
      <text:p text:style-name="P4"><text:s text:c="16"/><text:span text:style-name="T6">&lt;</text:span><text:span text:style-name="T4">p</text:span><text:span text:style-name="T6">&gt;</text:span><text:span text:style-name="T5">SHOW ONLY LEGAL PRODUCTS FOR</text:span><text:span text:style-name="T6">&lt;/</text:span><text:span text:style-name="T4">p</text:span><text:span text:style-name="T6">&gt;</text:span></text:p>
      <text:p text:style-name="P4"><text:s text:c="16"/><text:span text:style-name="T6">&lt;</text:span><text:span text:style-name="T4">div </text:span><text:span text:style-name="T11">class=</text:span><text:span text:style-name="T15">"liststyle"</text:span><text:span text:style-name="T6">&gt;</text:span></text:p>
      <text:p text:style-name="P4"><text:s text:c="20"/><text:span text:style-name="T6">&lt;</text:span><text:span text:style-name="T4">select </text:span><text:span text:style-name="T11">name=</text:span><text:span text:style-name="T15">"country" </text:span><text:span text:style-name="T11">id=</text:span><text:span text:style-name="T15">"country"</text:span><text:span text:style-name="T6">&gt;</text:span></text:p>
      <text:p text:style-name="P4"><text:s text:c="24"/><text:span text:style-name="T6">&lt;</text:span><text:span text:style-name="T4">option </text:span><text:span text:style-name="T11">value=</text:span><text:span text:style-name="T15">"Show All"</text:span><text:span text:style-name="T6">&gt;</text:span><text:span text:style-name="T5">Show All</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volvo"</text:span><text:span text:style-name="T6">&gt;</text:span><text:span text:style-name="T5">Volvo</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saab"</text:span><text:span text:style-name="T6">&gt;</text:span><text:span text:style-name="T5">Saab</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mercedes"</text:span><text:span text:style-name="T6">&gt;</text:span><text:span text:style-name="T5">Mercedes</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audi"</text:span><text:span text:style-name="T6">&gt;</text:span><text:span text:style-name="T5">Audi</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audi"</text:span><text:span text:style-name="T6">&gt;</text:span><text:span text:style-name="T5">Audi</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audi"</text:span><text:span text:style-name="T6">&gt;</text:span><text:span text:style-name="T5">Audi</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audi"</text:span><text:span text:style-name="T6">&gt;</text:span><text:span text:style-name="T5">Audi</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audi"</text:span><text:span text:style-name="T6">&gt;</text:span><text:span text:style-name="T5">Audi</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audi"</text:span><text:span text:style-name="T6">&gt;</text:span><text:span text:style-name="T5">Audi</text:span><text:span text:style-name="T6">&lt;/</text:span><text:span text:style-name="T4">option</text:span><text:span text:style-name="T6">&gt;</text:span></text:p>
      <text:p text:style-name="P4"><text:s text:c="24"/><text:span text:style-name="T6">&lt;</text:span><text:span text:style-name="T4">option </text:span><text:span text:style-name="T11">value=</text:span><text:span text:style-name="T15">"audi"</text:span><text:span text:style-name="T6">&gt;</text:span><text:span text:style-name="T5">Audi</text:span><text:span text:style-name="T6">&lt;/</text:span><text:span text:style-name="T4">option</text:span><text:span text:style-name="T6">&gt;</text:span></text:p>
      <text:p text:style-name="P4"><text:soft-page-break/><text:s text:c="20"/><text:span text:style-name="T6">&lt;/</text:span><text:span text:style-name="T4">select</text:span><text:span text:style-name="T6">&gt;</text:span></text:p>
      <text:p text:style-name="P4"><text:s text:c="16"/><text:span text:style-name="T6">&lt;/</text:span><text:span text:style-name="T4">div</text:span><text:span text:style-name="T6">&gt;</text:span></text:p>
      <text:p text:style-name="P4"><text:s text:c="12"/><text:span text:style-name="T6">&lt;/</text:span><text:span text:style-name="T4">div</text:span><text:span text:style-name="T6">&gt;</text:span></text:p>
      <text:p text:style-name="P4"><text:s text:c="12"/><text:span text:style-name="T6">&lt;</text:span><text:span text:style-name="T4">div </text:span><text:span text:style-name="T11">class=</text:span><text:span text:style-name="T15">"hbar"</text:span><text:span text:style-name="T6">&gt;</text:span></text:p>
      <text:p text:style-name="P4"><text:s text:c="16"/><text:span text:style-name="T6">&lt;</text:span><text:span text:style-name="T4">div </text:span><text:span text:style-name="T11">class=</text:span><text:span text:style-name="T15">"sbb"</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SHOP BY BRAND</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SHOP BY CATEGORY</text:span><text:span text:style-name="T6">&lt;/</text:span><text:span text:style-name="T4">a</text:span><text:span text:style-name="T6">&gt;</text:span></text:p>
      <text:p text:style-name="P4"><text:s text:c="16"/><text:span text:style-name="T6">&lt;/</text:span><text:span text:style-name="T4">div</text:span><text:span text:style-name="T6">&gt;</text:span></text:p>
      <text:p text:style-name="P4"><text:s text:c="16"/><text:span text:style-name="T6">&lt;</text:span><text:span text:style-name="T4">div </text:span><text:span text:style-name="T11">class=</text:span><text:span text:style-name="T15">"sbb2"</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NEW</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PRE-ORDER</text:span><text:span text:style-name="T6">&lt;/</text:span><text:span text:style-name="T4">a</text:span><text:span text:style-name="T6">&gt;</text:span></text:p>
      <text:p text:style-name="P4"><text:s text:c="20"/><text:span text:style-name="T6">&lt;</text:span><text:span text:style-name="T4">a </text:span><text:span text:style-name="T11">href=</text:span><text:span text:style-name="T15">"#" </text:span><text:span text:style-name="T11">target=</text:span><text:span text:style-name="T15">"_blank"</text:span><text:span text:style-name="T6">&gt;</text:span><text:span text:style-name="T5">STOCK CLEARANCEPRE</text:span><text:span text:style-name="T6">&lt;/</text:span><text:span text:style-name="T4">a</text:span><text:span text:style-name="T6">&gt;</text:span></text:p>
      <text:p text:style-name="P4"><text:s text:c="16"/><text:span text:style-name="T6">&lt;/</text:span><text:span text:style-name="T4">div</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4"/><text:span text:style-name="T6">&lt;/</text:span><text:span text:style-name="T4">div</text:span><text:span text:style-name="T6">&gt;</text:span></text:p>
      <text:p text:style-name="P5"><text:span text:style-name="T18">&lt;/</text:span><text:span text:style-name="T2">header</text:span><text:span text:style-name="T18">&gt;</text:span></text:p>
      <text:p text:style-name="P5"><text:span text:style-name="T18">&lt;</text:span><text:span text:style-name="T2">div </text:span><text:span text:style-name="T13">class=</text:span><text:span text:style-name="T17">"navcontainer"</text:span><text:span text:style-name="T18">&gt;</text:span></text:p>
      <text:p text:style-name="P4"><text:s text:c="4"/><text:span text:style-name="T6">&lt;</text:span><text:span text:style-name="T4">div </text:span><text:span text:style-name="T11">class=</text:span><text:span text:style-name="T15">"navbar" </text:span><text:span text:style-name="T6">&gt;</text:span></text:p>
      <text:p text:style-name="P4"><text:s text:c="8"/><text:span text:style-name="T6">&lt;</text:span><text:span text:style-name="T4">nav</text:span><text:span text:style-name="T6">&gt;</text:span></text:p>
      <text:p text:style-name="P4"><text:s text:c="12"/><text:span text:style-name="T6">&lt;</text:span><text:span text:style-name="T4">div </text:span><text:span text:style-name="T11">class=</text:span><text:span text:style-name="T15">"imag"</text:span><text:span text:style-name="T6">&gt;</text:span></text:p>
      <text:p text:style-name="P4"><text:s text:c="16"/><text:span text:style-name="T6">&lt;</text:span><text:span text:style-name="T4">img </text:span><text:span text:style-name="T11">src=</text:span><text:span text:style-name="T15">"day-to-day-icon.png"</text:span><text:span text:style-name="T6">&gt;</text:span></text:p>
      <text:p text:style-name="P4"><text:s text:c="12"/><text:span text:style-name="T6">&lt;/</text:span><text:span text:style-name="T4">div</text:span><text:span text:style-name="T6">&gt;</text:span></text:p>
      <text:p text:style-name="P4"><text:s text:c="12"/><text:span text:style-name="T6">&lt;</text:span><text:span text:style-name="T4">div </text:span><text:span text:style-name="T11">class=</text:span><text:span text:style-name="T15">"head3"</text:span><text:span text:style-name="T6">&gt;</text:span></text:p>
      <text:p text:style-name="P4"><text:s text:c="16"/><text:span text:style-name="T6">&lt;</text:span><text:span text:style-name="T4">h3</text:span><text:span text:style-name="T6">&gt;</text:span><text:span text:style-name="T5">DAY TO DAY</text:span><text:span text:style-name="T6">&lt;/</text:span><text:span text:style-name="T4">h3</text:span><text:span text:style-name="T6">&gt;</text:span></text:p>
      <text:p text:style-name="P4"><text:s text:c="16"/><text:span text:style-name="T6">&lt;</text:span><text:span text:style-name="T4">p</text:span><text:span text:style-name="T6">&gt;</text:span><text:span text:style-name="T5">delivery in EU</text:span><text:span text:style-name="T6">&lt;/</text:span><text:span text:style-name="T4">p</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nav</text:span><text:span text:style-name="T6">&gt;</text:span></text:p>
      <text:p text:style-name="P4"><text:s text:c="4"/><text:span text:style-name="T6">&lt;/</text:span><text:span text:style-name="T4">div</text:span><text:span text:style-name="T6">&gt;</text:span></text:p>
      <text:p text:style-name="P5"><text:span text:style-name="T18">&lt;/</text:span><text:span text:style-name="T2">div</text:span><text:span text:style-name="T18">&gt;</text:span></text:p>
      <text:p text:style-name="P5"><text:span text:style-name="T18">&lt;</text:span><text:span text:style-name="T2">div </text:span><text:span text:style-name="T13">class=</text:span><text:span text:style-name="T17">"container"</text:span><text:span text:style-name="T18">&gt;</text:span></text:p>
      <text:p text:style-name="P4"><text:s text:c="4"/><text:span text:style-name="T6">&lt;</text:span><text:span text:style-name="T4">img </text:span><text:span text:style-name="T11">src=</text:span><text:span text:style-name="T15">"banner.png" </text:span><text:span text:style-name="T11">alt=</text:span><text:span text:style-name="T15">"Snow" </text:span><text:span text:style-name="T11">style=</text:span><text:span text:style-name="T15">"</text:span><text:span text:style-name="T10">width</text:span><text:span text:style-name="T5">:</text:span><text:span text:style-name="T9">100</text:span><text:span text:style-name="T5">%</text:span><text:span text:style-name="T15">"</text:span><text:span text:style-name="T6">&gt;</text:span></text:p>
      <text:p text:style-name="P4"><text:s text:c="4"/><text:span text:style-name="T6">&lt;</text:span><text:span text:style-name="T4">a </text:span><text:span text:style-name="T11">href=</text:span><text:span text:style-name="T15">"#" </text:span><text:span text:style-name="T11">class=</text:span><text:span text:style-name="T15">"btn"</text:span><text:span text:style-name="T6">&gt;</text:span><text:span text:style-name="T5">EXPLORE</text:span><text:span text:style-name="T6">&lt;/</text:span><text:span text:style-name="T4">a</text:span><text:span text:style-name="T6">&gt;</text:span></text:p>
      <text:p text:style-name="P4"><text:s text:c="4"/><text:span text:style-name="T6">&lt;</text:span><text:span text:style-name="T4">a </text:span><text:span text:style-name="T11">href=</text:span><text:span text:style-name="T15">"#" </text:span><text:span text:style-name="T11">class=</text:span><text:span text:style-name="T15">"btn2"</text:span><text:span text:style-name="T6">&gt;</text:span><text:span text:style-name="T5">BUY NOW</text:span><text:span text:style-name="T6">&lt;/</text:span><text:span text:style-name="T4">a</text:span><text:span text:style-name="T6">&gt;</text:span></text:p>
      <text:p text:style-name="P5"><text:span text:style-name="T18">&lt;/</text:span><text:span text:style-name="T2">div</text:span><text:span text:style-name="T18">&gt;</text:span></text:p>
      <text:p text:style-name="P5"><text:span text:style-name="T18">&lt;</text:span><text:span text:style-name="T2">div </text:span><text:span text:style-name="T13">class=</text:span><text:span text:style-name="T17">"gallery1"</text:span><text:span text:style-name="T18">&gt;</text:span></text:p>
      <text:p text:style-name="P4"><text:s text:c="4"/><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8"/><text:span text:style-name="T6">&lt;</text:span><text:span text:style-name="T4">img </text:span><text:span text:style-name="T11">src=</text:span><text:span text:style-name="T15">"moo-shake-img.png" </text:span><text:span text:style-name="T6">&gt;</text:span></text:p>
      <text:p text:style-name="P4"><text:s text:c="4"/><text:span text:style-name="T6">&lt;/</text:span><text:span text:style-name="T4">a</text:span><text:span text:style-name="T6">&gt;</text:span></text:p>
      <text:p text:style-name="P5"><text:span text:style-name="T18">&lt;/</text:span><text:span text:style-name="T2">div</text:span><text:span text:style-name="T18">&gt;</text:span></text:p>
      <text:p text:style-name="P5"><text:span text:style-name="T18">&lt;</text:span><text:span text:style-name="T2">div </text:span><text:span text:style-name="T13">class=</text:span><text:span text:style-name="T17">"gallery"</text:span><text:span text:style-name="T18">&gt;</text:span></text:p>
      <text:p text:style-name="P4"><text:s text:c="4"/><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8"/><text:span text:style-name="T6">&lt;</text:span><text:span text:style-name="T4">img </text:span><text:span text:style-name="T11">src=</text:span><text:span text:style-name="T15">"capella-img.png" </text:span><text:span text:style-name="T6">&gt;</text:span></text:p>
      <text:p text:style-name="P4"><text:s text:c="4"/><text:span text:style-name="T6">&lt;/</text:span><text:span text:style-name="T4">a</text:span><text:span text:style-name="T6">&gt;</text:span></text:p>
      <text:p text:style-name="P5"><text:span text:style-name="T18">&lt;/</text:span><text:span text:style-name="T2">div</text:span><text:span text:style-name="T18">&gt;</text:span></text:p>
      <text:p text:style-name="P5"><text:span text:style-name="T18">&lt;</text:span><text:span text:style-name="T2">div </text:span><text:span text:style-name="T13">class=</text:span><text:span text:style-name="T17">"gallery"</text:span><text:span text:style-name="T18">&gt;</text:span></text:p>
      <text:p text:style-name="P4"><text:s text:c="4"/><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8"/><text:span text:style-name="T6">&lt;</text:span><text:span text:style-name="T4">img </text:span><text:span text:style-name="T11">src=</text:span><text:span text:style-name="T15">"salt-18-img.png" </text:span><text:span text:style-name="T6">&gt;</text:span></text:p>
      <text:p text:style-name="P4"><text:s text:c="4"/><text:span text:style-name="T6">&lt;/</text:span><text:span text:style-name="T4">a</text:span><text:span text:style-name="T6">&gt;</text:span></text:p>
      <text:p text:style-name="P5"><text:span text:style-name="T18">&lt;/</text:span><text:span text:style-name="T2">div</text:span><text:span text:style-name="T18">&gt;</text:span></text:p>
      <text:p text:style-name="P5"><text:span text:style-name="T18">&lt;</text:span><text:span text:style-name="T2">div </text:span><text:span text:style-name="T13">class=</text:span><text:span text:style-name="T17">"gallery4"</text:span><text:span text:style-name="T18">&gt;</text:span></text:p>
      <text:p text:style-name="P4"><text:s text:c="4"/><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8"/><text:span text:style-name="T6">&lt;</text:span><text:span text:style-name="T4">img </text:span><text:span text:style-name="T11">src=</text:span><text:span text:style-name="T15">"tigon-kit-img.png"</text:span><text:span text:style-name="T6">&gt;</text:span></text:p>
      <text:p text:style-name="P4"><text:s text:c="4"/><text:span text:style-name="T6">&lt;/</text:span><text:span text:style-name="T4">a</text:span><text:span text:style-name="T6">&gt;</text:span></text:p>
      <text:p text:style-name="P5"><text:span text:style-name="T18">&lt;/</text:span><text:span text:style-name="T2">div</text:span><text:span text:style-name="T18">&gt;</text:span></text:p>
      <text:p text:style-name="P5"><text:span text:style-name="T18">&lt;</text:span><text:span text:style-name="T2">div </text:span><text:span text:style-name="T13">class=</text:span><text:span text:style-name="T17">"buttonss"</text:span><text:span text:style-name="T18">&gt;</text:span></text:p>
      <text:p text:style-name="P4"><text:s text:c="4"/><text:span text:style-name="T6">&lt;</text:span><text:span text:style-name="T4">a </text:span><text:span text:style-name="T11">href=</text:span><text:span text:style-name="T15">"#" </text:span><text:span text:style-name="T11">div class=</text:span><text:span text:style-name="T15">"arrived"</text:span><text:span text:style-name="T6">&gt;</text:span><text:span text:style-name="T5"> JUST ARRIVED</text:span><text:span text:style-name="T6">&lt;/</text:span><text:span text:style-name="T4">a</text:span><text:span text:style-name="T6">&gt;</text:span></text:p>
      <text:p text:style-name="P4"><text:s text:c="4"/><text:span text:style-name="T6">&lt;</text:span><text:span text:style-name="T4">a </text:span><text:span text:style-name="T11">href=</text:span><text:span text:style-name="T15">"#" </text:span><text:span text:style-name="T11">div class=</text:span><text:span text:style-name="T15">"porder"</text:span><text:span text:style-name="T6">&gt;</text:span><text:span text:style-name="T5"> PRE-ORDER</text:span><text:span text:style-name="T6">&lt;/</text:span><text:span text:style-name="T4">a</text:span><text:span text:style-name="T6">&gt;</text:span></text:p>
      <text:p text:style-name="P4"><text:s text:c="4"/><text:span text:style-name="T6">&lt;</text:span><text:span text:style-name="T4">a </text:span><text:span text:style-name="T11">href=</text:span><text:span text:style-name="T15">"#" </text:span><text:span text:style-name="T11">div class=</text:span><text:span text:style-name="T15">"stock"</text:span><text:span text:style-name="T6">&gt;</text:span><text:span text:style-name="T5"> STOCK CLEARANCE</text:span><text:span text:style-name="T6">&lt;/</text:span><text:span text:style-name="T4">a</text:span><text:span text:style-name="T6">&gt;</text:span></text:p>
      <text:p text:style-name="P5"><text:span text:style-name="T18">&lt;/</text:span><text:span text:style-name="T2">div</text:span><text:span text:style-name="T18">&gt;</text:span></text:p>
      <text:p text:style-name="P5"><text:span text:style-name="T18">&lt;</text:span><text:span text:style-name="T2">div </text:span><text:span text:style-name="T13">class=</text:span><text:span text:style-name="T17">"matchbox"</text:span><text:span text:style-name="T18">&gt;</text:span></text:p>
      <text:p text:style-name="P4"><text:soft-page-break/><text:s text:c="4"/><text:span text:style-name="T6">&lt;</text:span><text:span text:style-name="T4">div </text:span><text:span text:style-name="T11">class=</text:span><text:span text:style-name="T15">"first"</text:span><text:span text:style-name="T6">&gt;</text:span></text:p>
      <text:p text:style-name="P4"><text:s text:c="8"/><text:span text:style-name="T6">&lt;</text:span><text:span text:style-name="T4">div </text:span><text:span text:style-name="T11">class=</text:span><text:span text:style-name="T15">"justnow"</text:span><text:span text:style-name="T6">&gt;</text:span></text:p>
      <text:p text:style-name="P4"><text:s text:c="12"/><text:span text:style-name="T6">&lt;</text:span><text:span text:style-name="T4">span</text:span><text:span text:style-name="T6">&gt;&lt;</text:span><text:span text:style-name="T4">a </text:span><text:span text:style-name="T11">href=</text:span><text:span text:style-name="T15">"#" </text:span><text:span text:style-name="T11">target=</text:span><text:span text:style-name="T15">"_blank"</text:span><text:span text:style-name="T6">&gt;</text:span><text:span text:style-name="T5">JUST ARRIVED </text:span><text:span text:style-name="T6">&lt;/</text:span><text:span text:style-name="T4">a</text:span><text:span text:style-name="T6">&gt;&lt;/</text:span><text:span text:style-name="T4">span</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Cinque Terre"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Forest"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Northern Lights"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longimg2"</text:span><text:span text:style-name="T6">&gt;</text:span></text:p>
      <text:p text:style-name="P4"><text:soft-page-break/><text:s text:c="12"/><text:span text:style-name="T6">&lt;</text:span><text:span text:style-name="T4">img </text:span><text:span text:style-name="T11">src=</text:span><text:span text:style-name="T15">"nordik-banner.png"</text:span><text:span text:style-name="T6">&gt;</text:span></text:p>
      <text:p text:style-name="P4"><text:s text:c="8"/><text:span text:style-name="T6">&lt;/</text:span><text:span text:style-name="T4">div</text:span><text:span text:style-name="T6">&gt;</text:span></text:p>
      <text:p text:style-name="P4"><text:s text:c="4"/><text:span text:style-name="T6">&lt;/</text:span><text:span text:style-name="T4">div</text:span><text:span text:style-name="T6">&gt;</text:span></text:p>
      <text:p text:style-name="P4"><text:s text:c="4"/><text:span text:style-name="T20">&lt;!--gallery 2--&gt;</text:span></text:p>
      <text:p text:style-name="P4"><text:span text:style-name="T19"><text:s text:c="4"/></text:span><text:span text:style-name="T6">&lt;</text:span><text:span text:style-name="T4">div </text:span><text:span text:style-name="T11">class=</text:span><text:span text:style-name="T15">"second"</text:span><text:span text:style-name="T6">&gt;</text:span></text:p>
      <text:p text:style-name="P4"><text:s text:c="8"/><text:span text:style-name="T6">&lt;</text:span><text:span text:style-name="T4">div </text:span><text:span text:style-name="T11">class=</text:span><text:span text:style-name="T15">"justnow"</text:span><text:span text:style-name="T6">&gt;</text:span></text:p>
      <text:p text:style-name="P4"><text:s text:c="12"/><text:span text:style-name="T6">&lt;</text:span><text:span text:style-name="T4">span</text:span><text:span text:style-name="T6">&gt;&lt;</text:span><text:span text:style-name="T4">a </text:span><text:span text:style-name="T11">href=</text:span><text:span text:style-name="T15">"#" </text:span><text:span text:style-name="T11">target=</text:span><text:span text:style-name="T15">"_blank"</text:span><text:span text:style-name="T6">&gt;</text:span><text:span text:style-name="T5">PRE ORDER </text:span><text:span text:style-name="T6">&lt;/</text:span><text:span text:style-name="T4">a</text:span><text:span text:style-name="T6">&gt;&lt;/</text:span><text:span text:style-name="T4">span</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Cinque Terre"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Forest"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Northern Lights"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oft-page-break/><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strip"</text:span><text:span text:style-name="T6">&gt;</text:span></text:p>
      <text:p text:style-name="P4"><text:s text:c="12"/><text:span text:style-name="T6">&lt;</text:span><text:span text:style-name="T4">p</text:span><text:span text:style-name="T6">&gt;</text:span><text:span text:style-name="T5">BANNER STRIPE</text:span><text:span text:style-name="T6">&lt;/</text:span><text:span text:style-name="T4">p</text:span><text:span text:style-name="T6">&gt;</text:span></text:p>
      <text:p text:style-name="P4"><text:s text:c="8"/><text:span text:style-name="T6">&lt;/</text:span><text:span text:style-name="T4">div</text:span><text:span text:style-name="T6">&gt;</text:span></text:p>
      <text:p text:style-name="P4"><text:s text:c="4"/><text:span text:style-name="T6">&lt;/</text:span><text:span text:style-name="T4">div</text:span><text:span text:style-name="T6">&gt;</text:span></text:p>
      <text:p text:style-name="P4"><text:s text:c="4"/><text:span text:style-name="T6">&lt;</text:span><text:span text:style-name="T4">div </text:span><text:span text:style-name="T11">class=</text:span><text:span text:style-name="T15">"third"</text:span><text:span text:style-name="T6">&gt;</text:span></text:p>
      <text:p text:style-name="P4"><text:s text:c="8"/><text:span text:style-name="T6">&lt;</text:span><text:span text:style-name="T4">div </text:span><text:span text:style-name="T11">class=</text:span><text:span text:style-name="T15">"justnow"</text:span><text:span text:style-name="T6">&gt;</text:span></text:p>
      <text:p text:style-name="P4"><text:s text:c="12"/><text:span text:style-name="T6">&lt;</text:span><text:span text:style-name="T4">span</text:span><text:span text:style-name="T6">&gt;&lt;</text:span><text:span text:style-name="T4">a </text:span><text:span text:style-name="T11">href=</text:span><text:span text:style-name="T15">"#" </text:span><text:span text:style-name="T11">target=</text:span><text:span text:style-name="T15">"_blank"</text:span><text:span text:style-name="T6">&gt;</text:span><text:span text:style-name="T5">STOCK CLEARANCE</text:span><text:span text:style-name="T6">&lt;/</text:span><text:span text:style-name="T4">a</text:span><text:span text:style-name="T6">&gt;&lt;/</text:span><text:span text:style-name="T4">span</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Cinque Terre"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Forest"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Northern Lights" </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8"/><text:span text:style-name="T6">&lt;</text:span><text:span text:style-name="T4">div </text:span><text:span text:style-name="T11">class=</text:span><text:span text:style-name="T15">"imgjust"</text:span><text:span text:style-name="T6">&gt;</text:span></text:p>
      <text:p text:style-name="P4"><text:s text:c="12"/><text:span text:style-name="T6">&lt;</text:span><text:span text:style-name="T4">a </text:span><text:span text:style-name="T11">target=</text:span><text:span text:style-name="T15">"_blank" </text:span><text:span text:style-name="T11">href=</text:span><text:span text:style-name="T15">"#"</text:span><text:span text:style-name="T6">&gt;</text:span></text:p>
      <text:p text:style-name="P4"><text:s text:c="16"/><text:span text:style-name="T6">&lt;</text:span><text:span text:style-name="T4">img </text:span><text:span text:style-name="T11">src=</text:span><text:span text:style-name="T15">"prod-img.png" </text:span><text:span text:style-name="T11">alt=</text:span><text:span text:style-name="T15">"Mountains"</text:span><text:span text:style-name="T6">&gt;</text:span></text:p>
      <text:p text:style-name="P4"><text:soft-page-break/><text:s text:c="12"/><text:span text:style-name="T6">&lt;/</text:span><text:span text:style-name="T4">a</text:span><text:span text:style-name="T6">&gt;</text:span></text:p>
      <text:p text:style-name="P4"><text:s text:c="12"/><text:span text:style-name="T6">&lt;</text:span><text:span text:style-name="T4">div </text:span><text:span text:style-name="T11">class=</text:span><text:span text:style-name="T15">"desc"</text:span><text:span text:style-name="T6">&gt;</text:span></text:p>
      <text:p text:style-name="P4"><text:s text:c="16"/><text:span text:style-name="T6">&lt;</text:span><text:span text:style-name="T4">p</text:span><text:span text:style-name="T6">&gt;</text:span><text:span text:style-name="T5">ASPIRE 230W TOUCH SCREEN</text:span><text:span text:style-name="T6">&lt;/</text:span><text:span text:style-name="T4">p</text:span><text:span text:style-name="T6">&gt;</text:span></text:p>
      <text:p text:style-name="P4"><text:s text:c="16"/><text:span text:style-name="T6">&lt;</text:span><text:span text:style-name="T4">a </text:span><text:span text:style-name="T11">href=</text:span><text:span text:style-name="T15">"#" </text:span><text:span text:style-name="T11">target=</text:span><text:span text:style-name="T15">"_blank"</text:span><text:span text:style-name="T6">&gt;</text:span><text:span text:style-name="T5">LOGIN FOR PRICE</text:span><text:span text:style-name="T6">&lt;/</text:span><text:span text:style-name="T4">a</text:span><text:span text:style-name="T6">&gt;</text:span></text:p>
      <text:p text:style-name="P4"><text:s text:c="12"/><text:span text:style-name="T6">&lt;/</text:span><text:span text:style-name="T4">div</text:span><text:span text:style-name="T6">&gt;</text:span></text:p>
      <text:p text:style-name="P4"><text:s text:c="8"/><text:span text:style-name="T6">&lt;/</text:span><text:span text:style-name="T4">div</text:span><text:span text:style-name="T6">&gt;</text:span></text:p>
      <text:p text:style-name="P4"><text:s text:c="4"/><text:span text:style-name="T6">&lt;/</text:span><text:span text:style-name="T4">div</text:span><text:span text:style-name="T6">&gt;</text:span></text:p>
      <text:p text:style-name="P4"><text:s text:c="4"/><text:span text:style-name="T6">&lt;</text:span><text:span text:style-name="T4">article</text:span><text:span text:style-name="T6">&gt;</text:span></text:p>
      <text:p text:style-name="P4"><text:s text:c="8"/><text:span text:style-name="T6">&lt;</text:span><text:span text:style-name="T4">p </text:span><text:span text:style-name="T11">class=</text:span><text:span text:style-name="T15">"lastpara"</text:span><text:span text:style-name="T6">&gt;</text:span></text:p>
      <text:p text:style-name="P4"><text:s text:c="8"/><text:span text:style-name="T6">&lt;</text:span><text:span text:style-name="T4">h3</text:span><text:span text:style-name="T6">&gt;</text:span><text:span text:style-name="T5">WE OFFER ONLY THE BEST PRODUCTS</text:span><text:span text:style-name="T6">&lt;/</text:span><text:span text:style-name="T4">h3</text:span><text:span text:style-name="T6">&gt;</text:span></text:p>
      <text:p text:style-name="P4"><text:s text:c="8"/><text:span text:style-name="T6">&lt;</text:span><text:span text:style-name="T4">p</text:span><text:span text:style-name="T6">&gt;</text:span><text:span text:style-name="T5">efuma.com sells genuine and high quality products manufactured by trusted brands that is bound to make great products and to ensure best vaping experience.</text:span><text:span text:style-name="T6">&lt;/</text:span><text:span text:style-name="T4">p</text:span><text:span text:style-name="T6">&gt;</text:span></text:p>
      <text:p text:style-name="P4"><text:s text:c="8"/><text:span text:style-name="T6">&lt;</text:span><text:span text:style-name="T4">p</text:span><text:span text:style-name="T6">&gt;</text:span><text:span text:style-name="T5">As we value our customers, efuma create an online shop for a hassle free shopping of your favorite electronic cigarettes and its accessories. We also offer the best market price, promos and discounts to our loyal clients and rest assured a fast shipped delivery</text:span><text:span text:style-name="T6">&lt;/</text:span><text:span text:style-name="T4">p</text:span><text:span text:style-name="T6">&gt;</text:span></text:p>
      <text:p text:style-name="P4"><text:s text:c="8"/><text:span text:style-name="T6">&lt;</text:span><text:span text:style-name="T4">p</text:span><text:span text:style-name="T6">&gt;</text:span><text:span text:style-name="T5">We pride our selves as a top online shop seller to bring the best products such as Clearomizers, Batteries, MODS, Coils, Starter Kits and many others that is pertaining to vaping and even tools, accessories and Do-it-yourself (DIY) e-cigarette products.</text:span><text:span text:style-name="T6">&lt;/</text:span><text:span text:style-name="T4">p</text:span><text:span text:style-name="T6">&gt;</text:span></text:p>
      <text:p text:style-name="P4"><text:s text:c="8"/><text:span text:style-name="T6">&lt;</text:span><text:span text:style-name="T4">p </text:span><text:span text:style-name="T11">class=</text:span><text:span text:style-name="T15">"lastline"</text:span><text:span text:style-name="T6">&gt;</text:span><text:span text:style-name="T5"> Our goal is to provide our customers with high quality products at best market prices and an excellent customer service experience.</text:span><text:span text:style-name="T6">&lt;/</text:span><text:span text:style-name="T4">p</text:span><text:span text:style-name="T6">&gt;</text:span></text:p>
      <text:p text:style-name="P5"><text:span text:style-name="T18">&lt;/</text:span><text:span text:style-name="T2">div</text:span><text:span text:style-name="T18">&gt;</text:span></text:p>
      <text:p text:style-name="P5"><text:span text:style-name="T18">&lt;/</text:span><text:span text:style-name="T2">article</text:span><text:span text:style-name="T18">&gt;</text:span></text:p>
      <text:p text:style-name="P5"><text:span text:style-name="T18">&lt;</text:span><text:span text:style-name="T2">div </text:span><text:span text:style-name="T13">class=</text:span><text:span text:style-name="T17">"brands"</text:span><text:span text:style-name="T18">&gt;</text:span></text:p>
      <text:p text:style-name="P4"><text:s text:c="4"/><text:span text:style-name="T6">&lt;</text:span><text:span text:style-name="T4">div </text:span><text:span text:style-name="T11">class=</text:span><text:span text:style-name="T15">"tv"</text:span><text:span text:style-name="T6">&gt;</text:span></text:p>
      <text:p text:style-name="P4"><text:s text:c="8"/><text:span text:style-name="T6">&lt;</text:span><text:span text:style-name="T4">div </text:span><text:span text:style-name="T11">class=</text:span><text:span text:style-name="T15">"topbrands"</text:span><text:span text:style-name="T6">&gt;</text:span></text:p>
      <text:p text:style-name="P4"><text:s text:c="12"/><text:span text:style-name="T6">&lt;</text:span><text:span text:style-name="T4">b</text:span><text:span text:style-name="T6">&gt;</text:span><text:span text:style-name="T5">TOP BRANDS</text:span><text:span text:style-name="T6">&lt;/</text:span><text:span text:style-name="T4">b</text:span><text:span text:style-name="T6">&gt;</text:span></text:p>
      <text:p text:style-name="P4"><text:s text:c="12"/><text:span text:style-name="T6">&lt;</text:span><text:span text:style-name="T4">b</text:span><text:span text:style-name="T6">&gt;</text:span><text:span text:style-name="T5">NEW BRANDS</text:span><text:span text:style-name="T6">&lt;/</text:span><text:span text:style-name="T4">b</text:span><text:span text:style-name="T6">&gt;</text:span></text:p>
      <text:p text:style-name="P4"><text:s text:c="12"/><text:span text:style-name="T6">&lt;</text:span><text:span text:style-name="T4">span</text:span><text:span text:style-name="T6">&gt;&lt;</text:span><text:span text:style-name="T4">a </text:span><text:span text:style-name="T11">href=</text:span><text:span text:style-name="T15">"#" </text:span><text:span text:style-name="T11">target=</text:span><text:span text:style-name="T15">"_blank"</text:span><text:span text:style-name="T6">&gt;</text:span><text:span text:style-name="T5">VIEW ALL BRANDS</text:span><text:span text:style-name="T6">&lt;/</text:span><text:span text:style-name="T4">a</text:span><text:span text:style-name="T6">&gt;&lt;/</text:span><text:span text:style-name="T4">span</text:span><text:span text:style-name="T6">&gt;</text:span></text:p>
      <text:p text:style-name="P4"><text:s text:c="8"/><text:span text:style-name="T6">&lt;/</text:span><text:span text:style-name="T4">div</text:span><text:span text:style-name="T6">&gt;</text:span></text:p>
      <text:p text:style-name="P4"><text:s text:c="4"/><text:span text:style-name="T6">&lt;/</text:span><text:span text:style-name="T4">div</text:span><text:span text:style-name="T6">&gt;</text:span></text:p>
      <text:p text:style-name="P4"><text:s text:c="4"/><text:span text:style-name="T6">&lt;</text:span><text:span text:style-name="T4">div </text:span><text:span text:style-name="T11">class=</text:span><text:span text:style-name="T15">"brand1"</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1.png"</text:span><text:span text:style-name="T6">&gt;</text:span></text:p>
      <text:p text:style-name="P4"><text:s text:c="8"/><text:span text:style-name="T6">&lt;/</text:span><text:span text:style-name="T4">a</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2.png"</text:span><text:span text:style-name="T6">&gt;</text:span></text:p>
      <text:p text:style-name="P4"><text:s text:c="8"/><text:span text:style-name="T6">&lt;/</text:span><text:span text:style-name="T4">a</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3.png"</text:span><text:span text:style-name="T6">&gt;</text:span></text:p>
      <text:p text:style-name="P4"><text:s text:c="8"/><text:span text:style-name="T6">&lt;/</text:span><text:span text:style-name="T4">a</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4.png"</text:span><text:span text:style-name="T6">&gt;</text:span></text:p>
      <text:p text:style-name="P4"><text:s text:c="8"/><text:span text:style-name="T6">&lt;/</text:span><text:span text:style-name="T4">a</text:span><text:span text:style-name="T6">&gt;</text:span></text:p>
      <text:p text:style-name="P4"><text:s text:c="4"/><text:span text:style-name="T6">&lt;/</text:span><text:span text:style-name="T4">div</text:span><text:span text:style-name="T6">&gt;</text:span></text:p>
      <text:p text:style-name="P4"><text:s text:c="4"/><text:span text:style-name="T6">&lt;</text:span><text:span text:style-name="T4">div </text:span><text:span text:style-name="T11">class=</text:span><text:span text:style-name="T15">"brand1"</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5.png"</text:span><text:span text:style-name="T6">&gt;</text:span></text:p>
      <text:p text:style-name="P4"><text:s text:c="8"/><text:span text:style-name="T6">&lt;/</text:span><text:span text:style-name="T4">a</text:span><text:span text:style-name="T6">&gt;</text:span></text:p>
      <text:p text:style-name="P4"><text:s text:c="4"/><text:span text:style-name="T6">&lt;/</text:span><text:span text:style-name="T4">div</text:span><text:span text:style-name="T6">&gt;</text:span></text:p>
      <text:p text:style-name="P4"><text:s text:c="4"/><text:span text:style-name="T6">&lt;</text:span><text:span text:style-name="T4">div </text:span><text:span text:style-name="T11">class=</text:span><text:span text:style-name="T15">"brand1"</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6.png"</text:span><text:span text:style-name="T6">&gt;</text:span></text:p>
      <text:p text:style-name="P4"><text:s text:c="8"/><text:span text:style-name="T6">&lt;/</text:span><text:span text:style-name="T4">a</text:span><text:span text:style-name="T6">&gt;</text:span></text:p>
      <text:p text:style-name="P4"><text:s text:c="4"/><text:span text:style-name="T6">&lt;/</text:span><text:span text:style-name="T4">div</text:span><text:span text:style-name="T6">&gt;</text:span></text:p>
      <text:p text:style-name="P4"><text:s text:c="4"/><text:span text:style-name="T6">&lt;</text:span><text:span text:style-name="T4">div </text:span><text:span text:style-name="T11">class=</text:span><text:span text:style-name="T15">"brand1"</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7.png"</text:span><text:span text:style-name="T6">&gt;</text:span></text:p>
      <text:p text:style-name="P4"><text:s text:c="8"/><text:span text:style-name="T6">&lt;/</text:span><text:span text:style-name="T4">a</text:span><text:span text:style-name="T6">&gt;</text:span></text:p>
      <text:p text:style-name="P4"><text:s text:c="4"/><text:span text:style-name="T6">&lt;/</text:span><text:span text:style-name="T4">div</text:span><text:span text:style-name="T6">&gt;</text:span></text:p>
      <text:p text:style-name="P4"><text:soft-page-break/><text:s text:c="4"/><text:span text:style-name="T6">&lt;</text:span><text:span text:style-name="T4">div </text:span><text:span text:style-name="T11">class=</text:span><text:span text:style-name="T15">"brand1"</text:span><text:span text:style-name="T6">&gt;</text:span></text:p>
      <text:p text:style-name="P4"><text:s text:c="8"/><text:span text:style-name="T6">&lt;</text:span><text:span text:style-name="T4">a </text:span><text:span text:style-name="T11">href=</text:span><text:span text:style-name="T15">"#" </text:span><text:span text:style-name="T11">target=</text:span><text:span text:style-name="T15">"_blank"</text:span><text:span text:style-name="T6">&gt;</text:span></text:p>
      <text:p text:style-name="P4"><text:s text:c="12"/><text:span text:style-name="T6">&lt;</text:span><text:span text:style-name="T4">img </text:span><text:span text:style-name="T11">src=</text:span><text:span text:style-name="T15">"brand8.png"</text:span><text:span text:style-name="T6">&gt;</text:span></text:p>
      <text:p text:style-name="P4"><text:s text:c="8"/><text:span text:style-name="T6">&lt;/</text:span><text:span text:style-name="T4">a</text:span><text:span text:style-name="T6">&gt;</text:span></text:p>
      <text:p text:style-name="P4"><text:s text:c="4"/><text:span text:style-name="T6">&lt;/</text:span><text:span text:style-name="T4">div</text:span><text:span text:style-name="T6">&gt;</text:span></text:p>
      <text:p text:style-name="P5"><text:span text:style-name="T18">&lt;/</text:span><text:span text:style-name="T2">div</text:span><text:span text:style-name="T18">&gt;</text:span></text:p>
      <text:p text:style-name="P5"><text:span text:style-name="T18">&lt;</text:span><text:span text:style-name="T2">footer</text:span><text:span text:style-name="T18">&gt;</text:span></text:p>
      <text:p text:style-name="P4"><text:s text:c="4"/><text:span text:style-name="T6">&lt;</text:span><text:span text:style-name="T4">div </text:span><text:span text:style-name="T11">class=</text:span><text:span text:style-name="T15">"mainclass"</text:span><text:span text:style-name="T6">&gt;</text:span></text:p>
      <text:p text:style-name="P4"><text:s text:c="8"/><text:span text:style-name="T5">hhhhhhhhhhhhhhhhhhhhhhhhhhhhhhhhhhhhhhhhhhhhhhhhhhhhhhhhhhhhhhhhhhhhhhhhhhhhhh</text:span></text:p>
      <text:p text:style-name="P4"><text:s text:c="4"/><text:span text:style-name="T6">&lt;/</text:span><text:span text:style-name="T4">div</text:span><text:span text:style-name="T6">&gt;</text:span></text:p>
      <text:p text:style-name="P1"><text:span text:style-name="T18">&lt;/</text:span><text:span text:style-name="T2">footer</text:span><text:span text:style-name="T18">&gt;</text:span></text:p>
      <text:p text:style-name="P3"><text:span text:style-name="T1">**************************************************************************</text:span></text:p>
      <text:p text:style-name="P6">*</text:p>
      <text:p text:style-name="P5">{</text:p>
      <text:p text:style-name="P4"><text:s text:c="4"/><text:span text:style-name="T5">&lt;</text:span><text:span text:style-name="T10">link </text:span><text:span text:style-name="T3">href</text:span><text:span text:style-name="T5">=</text:span><text:span text:style-name="T14">"https://fonts.googleapis.com/css2?family=Roboto:wght@400;500&amp;display=swap" </text:span><text:span text:style-name="T3">rel</text:span><text:span text:style-name="T5">=</text:span><text:span text:style-name="T14">"stylesheet"</text:span><text:span text:style-name="T5">&gt;</text:span></text:p>
      <text:p text:style-name="P5">}</text:p>
      <text:p text:style-name="P5">.<text:span text:style-name="T1">head</text:span></text:p>
      <text:p text:style-name="P5">{</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4"><text:s text:c="4"/><text:span text:style-name="T10">margin</text:span><text:span text:style-name="T5">: -</text:span><text:span text:style-name="T9">8</text:span><text:span text:style-name="T14">px</text:span><text:span text:style-name="T5">;</text:span></text:p>
      <text:p text:style-name="P4"><text:s text:c="4"/><text:span text:style-name="T10">height</text:span><text:span text:style-name="T5">: </text:span><text:span text:style-name="T9">33</text:span><text:span text:style-name="T14">px</text:span><text:span text:style-name="T5">;</text:span></text:p>
      <text:p text:style-name="P4"><text:s text:c="4"/><text:span text:style-name="T10">box-sizing</text:span><text:span text:style-name="T5">: </text:span><text:span text:style-name="T14">border-box</text:span><text:span text:style-name="T5">;</text:span></text:p>
      <text:p text:style-name="P5">}</text:p>
      <text:p text:style-name="P5">.<text:span text:style-name="T1">phone1</text:span></text:p>
      <text:p text:style-name="P5">{</text:p>
      <text:p text:style-name="P4"><text:s/><text:span text:style-name="T10">margin-left</text:span><text:span text:style-name="T5">: </text:span><text:span text:style-name="T9">175</text:span><text:span text:style-name="T14">px</text:span><text:span text:style-name="T5">;</text:span></text:p>
      <text:p text:style-name="P5">}</text:p>
      <text:p text:style-name="P5">.<text:span text:style-name="T1">no </text:span>{</text:p>
      <text:p text:style-name="P4"><text:s text:c="4"/><text:span text:style-name="T10">font-family</text:span><text:span text:style-name="T5">: </text:span><text:span text:style-name="T14">'Roboto'</text:span><text:span text:style-name="T5">;</text:span></text:p>
      <text:p text:style-name="P4"><text:s text:c="4"/><text:span text:style-name="T10">font-size</text:span><text:span text:style-name="T5">: </text:span><text:span text:style-name="T9">15</text:span><text:span text:style-name="T14">px</text:span><text:span text:style-name="T5">;</text:span></text:p>
      <text:p text:style-name="P4"><text:s text:c="4"/><text:span text:style-name="T10">color</text:span><text:span text:style-name="T5">: </text:span><text:span text:style-name="T14">white</text:span><text:span text:style-name="T5">;</text:span></text:p>
      <text:p text:style-name="P4"><text:s text:c="4"/><text:span text:style-name="T10">font-weight</text:span><text:span text:style-name="T5">:</text:span><text:span text:style-name="T14">bold</text:span><text:span text:style-name="T5">;</text:span></text:p>
      <text:p text:style-name="P4"><text:s text:c="4"/><text:span text:style-name="T10">padding</text:span><text:span text:style-name="T5">: </text:span><text:span text:style-name="T9">5</text:span><text:span text:style-name="T14">px</text:span><text:span text:style-name="T5">;</text:span></text:p>
      <text:p text:style-name="P4"><text:s text:c="4"/><text:span text:style-name="T10">margin-left</text:span><text:span text:style-name="T5">: </text:span><text:span text:style-name="T9">193</text:span><text:span text:style-name="T14">px</text:span><text:span text:style-name="T5">;</text:span></text:p>
      <text:p text:style-name="P4"><text:s text:c="4"/><text:span text:style-name="T10">margin-top</text:span><text:span text:style-name="T5">: -</text:span><text:span text:style-name="T9">24</text:span><text:span text:style-name="T14">px</text:span><text:span text:style-name="T5">;</text:span></text:p>
      <text:p text:style-name="P5">}</text:p>
      <text:p text:style-name="P5">.<text:span text:style-name="T1">delivery a</text:span>{</text:p>
      <text:p text:style-name="P4"><text:s text:c="4"/><text:span text:style-name="T10">text-decoration</text:span><text:span text:style-name="T5">: </text:span><text:span text:style-name="T14">none</text:span><text:span text:style-name="T5">;</text:span></text:p>
      <text:p text:style-name="P4"><text:s text:c="4"/><text:span text:style-name="T10">color</text:span><text:span text:style-name="T5">: </text:span><text:span text:style-name="T3">#FFFFFF</text:span><text:span text:style-name="T5">;</text:span></text:p>
      <text:p text:style-name="P4"><text:s text:c="4"/><text:span text:style-name="T10">padding</text:span><text:span text:style-name="T5">: </text:span><text:span text:style-name="T9">5</text:span><text:span text:style-name="T14">px</text:span><text:span text:style-name="T5">;</text:span></text:p>
      <text:p text:style-name="P5">}</text:p>
      <text:p text:style-name="P5">.<text:span text:style-name="T1">delivery</text:span></text:p>
      <text:p text:style-name="P5">{</text:p>
      <text:p text:style-name="P4"><text:s text:c="4"/><text:span text:style-name="T10">margin-top</text:span><text:span text:style-name="T5">: -</text:span><text:span text:style-name="T9">23</text:span><text:span text:style-name="T14">px</text:span><text:span text:style-name="T5">;</text:span></text:p>
      <text:p text:style-name="P4"><text:s text:c="4"/><text:span text:style-name="T10">margin-left</text:span><text:span text:style-name="T5">: </text:span><text:span text:style-name="T9">620</text:span><text:span text:style-name="T14">px</text:span><text:span text:style-name="T5">;</text:span></text:p>
      <text:p text:style-name="P4"><text:s text:c="4"/><text:span text:style-name="T10">padding</text:span><text:span text:style-name="T5">: </text:span><text:span text:style-name="T9">3</text:span><text:span text:style-name="T14">px</text:span><text:span text:style-name="T5">;</text:span></text:p>
      <text:p text:style-name="P4"><text:s text:c="4"/><text:span text:style-name="T10">font-size</text:span><text:span text:style-name="T5">: </text:span><text:span text:style-name="T9">13</text:span><text:span text:style-name="T14">px</text:span><text:span text:style-name="T5">;</text:span></text:p>
      <text:p text:style-name="P5">}</text:p>
      <text:p text:style-name="P5">.<text:span text:style-name="T1">login a</text:span></text:p>
      <text:p text:style-name="P5">{</text:p>
      <text:p text:style-name="P4"><text:s text:c="4"/><text:span text:style-name="T10">text-decoration</text:span><text:span text:style-name="T5">: </text:span><text:span text:style-name="T14">none</text:span><text:span text:style-name="T5">;</text:span></text:p>
      <text:p text:style-name="P4"><text:s text:c="4"/><text:span text:style-name="T10">color</text:span><text:span text:style-name="T5">: </text:span><text:span text:style-name="T3">#FFFFFF</text:span><text:span text:style-name="T5">;</text:span></text:p>
      <text:p text:style-name="P4"><text:s text:c="4"/><text:span text:style-name="T10">padding</text:span><text:span text:style-name="T5">: </text:span><text:span text:style-name="T9">5</text:span><text:span text:style-name="T14">px</text:span><text:span text:style-name="T5">;</text:span></text:p>
      <text:p text:style-name="P5">}</text:p>
      <text:p text:style-name="P5">.<text:span text:style-name="T1">login</text:span></text:p>
      <text:p text:style-name="P5">{</text:p>
      <text:p text:style-name="P4"><text:s text:c="4"/><text:span text:style-name="T10">margin-left</text:span><text:span text:style-name="T5">: </text:span><text:span text:style-name="T9">1245</text:span><text:span text:style-name="T14">px</text:span><text:span text:style-name="T5">;</text:span></text:p>
      <text:p text:style-name="P4"><text:s text:c="4"/><text:span text:style-name="T10">font-size</text:span><text:span text:style-name="T5">: </text:span><text:span text:style-name="T9">13</text:span><text:span text:style-name="T14">px</text:span><text:span text:style-name="T5">;</text:span></text:p>
      <text:p text:style-name="P4"><text:s text:c="4"/><text:span text:style-name="T10">color</text:span><text:span text:style-name="T5">: </text:span><text:span text:style-name="T3">#FFFFFF </text:span><text:span text:style-name="T5">;</text:span></text:p>
      <text:p text:style-name="P4"><text:soft-page-break/><text:s text:c="4"/><text:span text:style-name="T10">padding-right</text:span><text:span text:style-name="T5">: </text:span><text:span text:style-name="T9">5</text:span><text:span text:style-name="T14">px</text:span><text:span text:style-name="T5">;</text:span></text:p>
      <text:p text:style-name="P4"><text:s text:c="4"/><text:span text:style-name="T10">margin-top</text:span><text:span text:style-name="T5">: -</text:span><text:span text:style-name="T9">18</text:span><text:span text:style-name="T14">px</text:span><text:span text:style-name="T5">;</text:span></text:p>
      <text:p text:style-name="P4"><text:s text:c="4"/><text:span text:style-name="T10">font-size</text:span><text:span text:style-name="T5">: </text:span><text:span text:style-name="T9">13</text:span><text:span text:style-name="T14">px</text:span><text:span text:style-name="T5">;</text:span></text:p>
      <text:p text:style-name="P5">}</text:p>
      <text:p text:style-name="P5">.<text:span text:style-name="T1">logo</text:span></text:p>
      <text:p text:style-name="P5">{</text:p>
      <text:p text:style-name="P4"><text:s text:c="4"/><text:span text:style-name="T10">margin-left</text:span><text:span text:style-name="T5">:</text:span><text:span text:style-name="T9">185</text:span><text:span text:style-name="T14">px</text:span><text:span text:style-name="T5">;</text:span></text:p>
      <text:p text:style-name="P4"><text:s text:c="4"/><text:span text:style-name="T10">margin-top</text:span><text:span text:style-name="T5">: -</text:span><text:span text:style-name="T9">40</text:span><text:span text:style-name="T14">px</text:span><text:span text:style-name="T5">;</text:span></text:p>
      <text:p text:style-name="P4"><text:s text:c="4"/><text:span text:style-name="T10">display</text:span><text:span text:style-name="T5">: </text:span><text:span text:style-name="T14">inline-block</text:span><text:span text:style-name="T5">;</text:span></text:p>
      <text:p text:style-name="P5">}</text:p>
      <text:p text:style-name="P5">.<text:span text:style-name="T1">tdp p</text:span></text:p>
      <text:p text:style-name="P5">{</text:p>
      <text:p text:style-name="P4"><text:s text:c="4"/><text:span text:style-name="T10">display</text:span><text:span text:style-name="T5">: </text:span><text:span text:style-name="T14">inline-block</text:span><text:span text:style-name="T5">;</text:span></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EFDD21</text:span><text:span text:style-name="T5">,</text:span><text:span text:style-name="T3">#FEC521</text:span><text:span text:style-name="T5">);</text:span></text:p>
      <text:p text:style-name="P4"><text:s text:c="4"/><text:span text:style-name="T10">-webkit-box-sizing</text:span><text:span text:style-name="T5">: </text:span><text:span text:style-name="T14">border-box</text:span><text:span text:style-name="T5">;</text:span></text:p>
      <text:p text:style-name="P4"><text:s text:c="4"/><text:span text:style-name="T10">font-family</text:span><text:span text:style-name="T5">: </text:span><text:span text:style-name="T14">'Roboto'</text:span><text:span text:style-name="T5">;</text:span></text:p>
      <text:p text:style-name="P4"><text:s text:c="4"/><text:span text:style-name="T10">color</text:span><text:span text:style-name="T5">: </text:span><text:span text:style-name="T3">#464646</text:span><text:span text:style-name="T5">;</text:span></text:p>
      <text:p text:style-name="P4"><text:s text:c="4"/><text:span text:style-name="T10">font-weight</text:span><text:span text:style-name="T5">:</text:span><text:span text:style-name="T14">normal</text:span><text:span text:style-name="T5">;</text:span></text:p>
      <text:p text:style-name="P4"><text:s text:c="4"/><text:span text:style-name="T10">font-size</text:span><text:span text:style-name="T5">: </text:span><text:span text:style-name="T9">14</text:span><text:span text:style-name="T14">px</text:span><text:span text:style-name="T5">;</text:span></text:p>
      <text:p text:style-name="P4"><text:s text:c="4"/><text:span text:style-name="T10">height</text:span><text:span text:style-name="T5">: </text:span><text:span text:style-name="T9">30</text:span><text:span text:style-name="T14">px</text:span><text:span text:style-name="T5">;</text:span></text:p>
      <text:p text:style-name="P4"><text:s text:c="4"/><text:span text:style-name="T10">width</text:span><text:span text:style-name="T5">:</text:span><text:span text:style-name="T9">596</text:span><text:span text:style-name="T14">px</text:span><text:span text:style-name="T5">;</text:span></text:p>
      <text:p text:style-name="P4"><text:s text:c="4"/><text:span text:style-name="T10">padding</text:span><text:span text:style-name="T5">:</text:span><text:span text:style-name="T9">5</text:span><text:span text:style-name="T14">px <text:s/></text:span><text:span text:style-name="T9">10</text:span><text:span text:style-name="T14">px </text:span><text:span text:style-name="T5">;</text:span></text:p>
      <text:p text:style-name="P4"><text:s text:c="4"/><text:span text:style-name="T10">margin-left</text:span><text:span text:style-name="T5">:</text:span><text:span text:style-name="T9">480</text:span><text:span text:style-name="T14">px</text:span><text:span text:style-name="T5">;</text:span></text:p>
      <text:p text:style-name="P4"><text:s text:c="4"/><text:span text:style-name="T10">margin-top</text:span><text:span text:style-name="T5">: </text:span><text:span text:style-name="T9">26</text:span><text:span text:style-name="T14">px</text:span><text:span text:style-name="T5">;</text:span></text:p>
      <text:p text:style-name="P5">}</text:p>
      <text:p text:style-name="P5">.<text:span text:style-name="T1">Mcart</text:span></text:p>
      <text:p text:style-name="P5">{</text:p>
      <text:p text:style-name="P4"><text:s text:c="4"/><text:span text:style-name="T10">margin-left</text:span><text:span text:style-name="T5">:</text:span><text:span text:style-name="T9">1370</text:span><text:span text:style-name="T14">px</text:span><text:span text:style-name="T5">;</text:span></text:p>
      <text:p text:style-name="P4"><text:s text:c="4"/><text:span text:style-name="T10">margin-top</text:span><text:span text:style-name="T5">: -</text:span><text:span text:style-name="T9">86</text:span><text:span text:style-name="T14">px</text:span><text:span text:style-name="T5">;</text:span></text:p>
      <text:p text:style-name="P5">}</text:p>
      <text:p text:style-name="P5">.<text:span text:style-name="T1">sbox</text:span></text:p>
      <text:p text:style-name="P5">{</text:p>
      <text:p text:style-name="P4"><text:s text:c="4"/><text:span text:style-name="T10">height</text:span><text:span text:style-name="T5">: </text:span><text:span text:style-name="T9">30</text:span><text:span text:style-name="T14">px</text:span><text:span text:style-name="T5">;</text:span></text:p>
      <text:p text:style-name="P4"><text:s text:c="4"/><text:span text:style-name="T10">width</text:span><text:span text:style-name="T5">: </text:span><text:span text:style-name="T9">560</text:span><text:span text:style-name="T14">px</text:span><text:span text:style-name="T5">;</text:span></text:p>
      <text:p text:style-name="P4"><text:s text:c="4"/><text:span text:style-name="T10">margin-top</text:span><text:span text:style-name="T5">: -</text:span><text:span text:style-name="T9">16</text:span><text:span text:style-name="T14">px</text:span><text:span text:style-name="T5">;</text:span></text:p>
      <text:p text:style-name="P4"><text:s text:c="4"/><text:span text:style-name="T10">margin-left</text:span><text:span text:style-name="T5">:</text:span><text:span text:style-name="T9">480</text:span><text:span text:style-name="T14">px</text:span><text:span text:style-name="T5">;</text:span></text:p>
      <text:p text:style-name="P4"><text:s text:c="4"/><text:span text:style-name="T10">background-color</text:span><text:span text:style-name="T5">: </text:span><text:span text:style-name="T14">lightgray</text:span><text:span text:style-name="T5">;</text:span></text:p>
      <text:p text:style-name="P4"><text:s text:c="4"/><text:span text:style-name="T10">border</text:span><text:span text:style-name="T5">: </text:span><text:span text:style-name="T14">none</text:span><text:span text:style-name="T5">;</text:span></text:p>
      <text:p text:style-name="P4"><text:s text:c="4"/><text:span text:style-name="T10">cursor</text:span><text:span text:style-name="T5">: </text:span><text:span text:style-name="T14">pointer</text:span><text:span text:style-name="T5">;</text:span></text:p>
      <text:p text:style-name="P4"><text:s text:c="4"/><text:span text:style-name="T10">display</text:span><text:span text:style-name="T5">: </text:span><text:span text:style-name="T14">inline-block</text:span><text:span text:style-name="T5">;</text:span></text:p>
      <text:p text:style-name="P5">}</text:p>
      <text:p text:style-name="P5">.<text:span text:style-name="T1">search</text:span></text:p>
      <text:p text:style-name="P5">{</text:p>
      <text:p text:style-name="P4"><text:s text:c="4"/><text:span text:style-name="T10">background-color</text:span><text:span text:style-name="T5">: </text:span><text:span text:style-name="T14">red</text:span><text:span text:style-name="T5">;</text:span></text:p>
      <text:p text:style-name="P4"><text:s text:c="4"/><text:span text:style-name="T10">background </text:span><text:span text:style-name="T3">url</text:span><text:span text:style-name="T5">(</text:span><text:span text:style-name="T14">"search-icon.png"</text:span><text:span text:style-name="T5">);</text:span></text:p>
      <text:p text:style-name="P4"><text:s text:c="4"/><text:span text:style-name="T10">background-repeat</text:span><text:span text:style-name="T5">: </text:span><text:span text:style-name="T14">no-repeat</text:span><text:span text:style-name="T5">;</text:span></text:p>
      <text:p text:style-name="P4"><text:s text:c="4"/><text:span text:style-name="T10">color</text:span><text:span text:style-name="T5">: </text:span><text:span text:style-name="T14">white</text:span><text:span text:style-name="T5">;</text:span></text:p>
      <text:p text:style-name="P4"><text:s text:c="4"/><text:span text:style-name="T10">margin-left</text:span><text:span text:style-name="T5">: -</text:span><text:span text:style-name="T9">4</text:span><text:span text:style-name="T14">px</text:span><text:span text:style-name="T5">;</text:span></text:p>
      <text:p text:style-name="P4"><text:s text:c="4"/><text:span text:style-name="T10">height</text:span><text:span text:style-name="T5">: </text:span><text:span text:style-name="T9">32</text:span><text:span text:style-name="T14">px</text:span><text:span text:style-name="T5">;</text:span></text:p>
      <text:p text:style-name="P4"><text:s text:c="4"/><text:span text:style-name="T10">width</text:span><text:span text:style-name="T5">: </text:span><text:span text:style-name="T9">32</text:span><text:span text:style-name="T14">px</text:span><text:span text:style-name="T5">;</text:span></text:p>
      <text:p text:style-name="P4"><text:s text:c="4"/><text:span text:style-name="T10">border</text:span><text:span text:style-name="T5">: </text:span><text:span text:style-name="T14">none</text:span><text:span text:style-name="T5">;</text:span></text:p>
      <text:p text:style-name="P5"><text:span text:style-name="T8">16 <text:s text:c="3"/></text:span><text:span text:style-name="T12">background-image</text:span>: <text:span text:style-name="T1">url</text:span>(<text:span text:style-name="T16">"search-icon.png"</text:span>);</text:p>
      <text:p text:style-name="P4"><text:s text:c="4"/><text:span text:style-name="T10">background-repeat</text:span><text:span text:style-name="T5">: </text:span><text:span text:style-name="T14">no-repeat</text:span><text:span text:style-name="T5">;</text:span></text:p>
      <text:p text:style-name="P4"><text:s text:c="4"/><text:span text:style-name="T10">background-position</text:span><text:span text:style-name="T5">: </text:span><text:span text:style-name="T14">center</text:span><text:span text:style-name="T5">;</text:span></text:p>
      <text:p text:style-name="P4"><text:s text:c="4"/><text:span text:style-name="T10">color</text:span><text:span text:style-name="T5">: </text:span><text:span text:style-name="T3">#FFFFFF</text:span><text:span text:style-name="T5">;</text:span></text:p>
      <text:p text:style-name="P5">}</text:p>
      <text:p text:style-name="P5">.<text:span text:style-name="T1">liststyle</text:span></text:p>
      <text:p text:style-name="P5">{</text:p>
      <text:p text:style-name="P4"><text:s text:c="4"/><text:span text:style-name="T10">width</text:span><text:span text:style-name="T5">: </text:span><text:span text:style-name="T9">156</text:span><text:span text:style-name="T14">px</text:span><text:span text:style-name="T5">;</text:span></text:p>
      <text:p text:style-name="P4"><text:s text:c="4"/><text:span text:style-name="T10">heih</text:span></text:p>
      <text:p text:style-name="P5">}</text:p>
      <text:p text:style-name="P5"><text:soft-page-break/>.<text:span text:style-name="T1">liststyle <text:s/></text:span>{</text:p>
      <text:p text:style-name="P4"><text:s text:c="4"/><text:span text:style-name="T10">margin-left</text:span><text:span text:style-name="T5">: </text:span><text:span text:style-name="T9">1300</text:span><text:span text:style-name="T14">px</text:span><text:span text:style-name="T5">;</text:span></text:p>
      <text:p text:style-name="P4"><text:s text:c="4"/><text:span text:style-name="T10">color</text:span><text:span text:style-name="T5">: </text:span><text:span text:style-name="T14">lightgray</text:span><text:span text:style-name="T5">;</text:span></text:p>
      <text:p text:style-name="P4"><text:s text:c="4"/><text:span text:style-name="T10">margin-top</text:span><text:span text:style-name="T5">: -</text:span><text:span text:style-name="T9">9</text:span><text:span text:style-name="T14">px</text:span><text:span text:style-name="T5">;</text:span></text:p>
      <text:p text:style-name="P5">}</text:p>
      <text:p text:style-name="P5">.<text:span text:style-name="T1">Showall p </text:span>{</text:p>
      <text:p text:style-name="P4"><text:s text:c="4"/><text:span text:style-name="T10">margin-left</text:span><text:span text:style-name="T5">: </text:span><text:span text:style-name="T9">1280</text:span><text:span text:style-name="T14">px</text:span><text:span text:style-name="T5">;</text:span></text:p>
      <text:p text:style-name="P4"><text:s text:c="4"/><text:span text:style-name="T10">color</text:span><text:span text:style-name="T5">: </text:span><text:span text:style-name="T14">dimgray</text:span><text:span text:style-name="T5">;</text:span></text:p>
      <text:p text:style-name="P4"><text:s text:c="4"/><text:span text:style-name="T10">font-size</text:span><text:span text:style-name="T5">: </text:span><text:span text:style-name="T9">10</text:span><text:span text:style-name="T14">px</text:span><text:span text:style-name="T5">;</text:span></text:p>
      <text:p text:style-name="P4"><text:s text:c="4"/><text:span text:style-name="T10">margin-top</text:span><text:span text:style-name="T5">: -</text:span><text:span text:style-name="T9">56</text:span><text:span text:style-name="T14">px</text:span><text:span text:style-name="T5">;</text:span></text:p>
      <text:p text:style-name="P5">}</text:p>
      <text:p text:style-name="P5">.<text:span text:style-name="T1">hbar</text:span></text:p>
      <text:p text:style-name="P5">{</text:p>
      <text:p text:style-name="P4"><text:s text:c="4"/><text:span text:style-name="T10">background-color</text:span><text:span text:style-name="T5">: </text:span><text:span text:style-name="T3">#464646</text:span><text:span text:style-name="T5">;</text:span></text:p>
      <text:p text:style-name="P4"><text:s text:c="4"/><text:span text:style-name="T10">font-size</text:span><text:span text:style-name="T5">: </text:span><text:span text:style-name="T9">13</text:span><text:span text:style-name="T14">px</text:span><text:span text:style-name="T5">;</text:span></text:p>
      <text:p text:style-name="P4"><text:s text:c="4"/><text:span text:style-name="T10">box-sizing</text:span><text:span text:style-name="T5">: </text:span><text:span text:style-name="T14">border-box</text:span><text:span text:style-name="T5">;</text:span></text:p>
      <text:p text:style-name="P4"><text:s text:c="4"/><text:span text:style-name="T10">height</text:span><text:span text:style-name="T5">: </text:span><text:span text:style-name="T9">45</text:span><text:span text:style-name="T14">px</text:span><text:span text:style-name="T5">;</text:span></text:p>
      <text:p text:style-name="P4"><text:s text:c="4"/><text:span text:style-name="T10">margin-top</text:span><text:span text:style-name="T5">: </text:span><text:span text:style-name="T9">35</text:span><text:span text:style-name="T14">px</text:span><text:span text:style-name="T5">;</text:span></text:p>
      <text:p text:style-name="P4"><text:s text:c="4"/><text:span text:style-name="T10">width</text:span><text:span text:style-name="T5">: </text:span><text:span text:style-name="T9">100</text:span><text:span text:style-name="T5">%;</text:span></text:p>
      <text:p text:style-name="P5">}</text:p>
      <text:p text:style-name="P5">.<text:span text:style-name="T1">sbb a</text:span>:<text:span text:style-name="T1">hover</text:span></text:p>
      <text:p text:style-name="P5">{</text:p>
      <text:p text:style-name="P4"><text:s text:c="4"/><text:span text:style-name="T10">background-color</text:span><text:span text:style-name="T5">: </text:span><text:span text:style-name="T14">gray</text:span><text:span text:style-name="T5">;</text:span></text:p>
      <text:p text:style-name="P5">}</text:p>
      <text:p text:style-name="P5">.<text:span text:style-name="T1">sbb2 a</text:span>:<text:span text:style-name="T1">hover</text:span></text:p>
      <text:p text:style-name="P5">{</text:p>
      <text:p text:style-name="P4"><text:s text:c="4"/><text:span text:style-name="T10">background-color</text:span><text:span text:style-name="T5">: </text:span><text:span text:style-name="T14">gray</text:span><text:span text:style-name="T5">;</text:span></text:p>
      <text:p text:style-name="P5">}</text:p>
      <text:p text:style-name="P5">.<text:span text:style-name="T1">hbar a</text:span></text:p>
      <text:p text:style-name="P5">{</text:p>
      <text:p text:style-name="P4"><text:s text:c="4"/><text:span text:style-name="T10">color</text:span><text:span text:style-name="T5">: </text:span><text:span text:style-name="T3">#FFFFFF</text:span><text:span text:style-name="T5">;</text:span></text:p>
      <text:p text:style-name="P4"><text:s text:c="4"/><text:span text:style-name="T10">text-decoration</text:span><text:span text:style-name="T5">: </text:span><text:span text:style-name="T14">none</text:span><text:span text:style-name="T5">;</text:span></text:p>
      <text:p text:style-name="P4"><text:s text:c="4"/><text:span text:style-name="T10">float</text:span><text:span text:style-name="T5">: </text:span><text:span text:style-name="T14">left</text:span><text:span text:style-name="T5">;</text:span></text:p>
      <text:p text:style-name="P4"><text:s text:c="4"/><text:span text:style-name="T10">padding</text:span><text:span text:style-name="T5">: </text:span><text:span text:style-name="T9">15</text:span><text:span text:style-name="T14">px</text:span><text:span text:style-name="T5">;</text:span></text:p>
      <text:p text:style-name="P5">}</text:p>
      <text:p text:style-name="P5">.<text:span text:style-name="T1">sbb</text:span></text:p>
      <text:p text:style-name="P5">{</text:p>
      <text:p text:style-name="P4"><text:s text:c="2"/><text:span text:style-name="T10">margin-left</text:span><text:span text:style-name="T5">: </text:span><text:span text:style-name="T9">165</text:span><text:span text:style-name="T14">px</text:span><text:span text:style-name="T5">;</text:span></text:p>
      <text:p text:style-name="P5">}</text:p>
      <text:p text:style-name="P5">.<text:span text:style-name="T1">sbb2</text:span></text:p>
      <text:p text:style-name="P5">{</text:p>
      <text:p text:style-name="P4"><text:s text:c="4"/><text:span text:style-name="T10">margin-left</text:span><text:span text:style-name="T5">: </text:span><text:span text:style-name="T9">1120</text:span><text:span text:style-name="T14">px</text:span><text:span text:style-name="T5">;</text:span></text:p>
      <text:p text:style-name="P5">}</text:p>
      <text:p text:style-name="P8">/* header end*/</text:p>
      <text:p text:style-name="P5">.<text:span text:style-name="T1">navbar</text:span></text:p>
      <text:p text:style-name="P5">{</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4"><text:s text:c="4"/><text:span text:style-name="T10">height</text:span><text:span text:style-name="T5">: </text:span><text:span text:style-name="T9">76</text:span><text:span text:style-name="T14">px</text:span><text:span text:style-name="T5">;</text:span></text:p>
      <text:p text:style-name="P4"><text:s text:c="4"/><text:span text:style-name="T10">margin-top</text:span><text:span text:style-name="T5">:</text:span><text:span text:style-name="T9">1</text:span><text:span text:style-name="T14">px </text:span><text:span text:style-name="T5">;</text:span></text:p>
      <text:p text:style-name="P4"><text:s text:c="4"/><text:span text:style-name="T10">color</text:span><text:span text:style-name="T5">: </text:span><text:span text:style-name="T3">#FFFFFF</text:span><text:span text:style-name="T5">;</text:span></text:p>
      <text:p text:style-name="P5">}</text:p>
      <text:p text:style-name="P5">.<text:span text:style-name="T1">btn2</text:span></text:p>
      <text:p text:style-name="P5">{</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4"><text:s text:c="4"/><text:span text:style-name="T10">border</text:span><text:span text:style-name="T5">: </text:span><text:span text:style-name="T14">none</text:span><text:span text:style-name="T5">;</text:span></text:p>
      <text:p text:style-name="P4"><text:s text:c="4"/><text:span text:style-name="T10">padding</text:span><text:span text:style-name="T5">: </text:span><text:span text:style-name="T9">12</text:span><text:span text:style-name="T14">px</text:span><text:span text:style-name="T5">;</text:span></text:p>
      <text:p text:style-name="P4"><text:s text:c="4"/><text:span text:style-name="T10">position</text:span><text:span text:style-name="T5">: </text:span><text:span text:style-name="T14">absolute</text:span><text:span text:style-name="T5">;</text:span></text:p>
      <text:p text:style-name="P4"><text:s text:c="4"/><text:span text:style-name="T10">top</text:span><text:span text:style-name="T5">: </text:span><text:span text:style-name="T9">80</text:span><text:span text:style-name="T5">%;</text:span></text:p>
      <text:p text:style-name="P4"><text:s text:c="4"/><text:span text:style-name="T10">left</text:span><text:span text:style-name="T5">: </text:span><text:span text:style-name="T9">50</text:span><text:span text:style-name="T5">%;</text:span></text:p>
      <text:p text:style-name="P4"><text:s text:c="4"/><text:span text:style-name="T10">font-size</text:span><text:span text:style-name="T5">: </text:span><text:span text:style-name="T9">16</text:span><text:span text:style-name="T14">px</text:span><text:span text:style-name="T5">;</text:span></text:p>
      <text:p text:style-name="P4"><text:soft-page-break/><text:s text:c="4"/><text:span text:style-name="T10">font-weight</text:span><text:span text:style-name="T5">: </text:span><text:span text:style-name="T14">bold</text:span><text:span text:style-name="T5">;</text:span></text:p>
      <text:p text:style-name="P4"><text:s text:c="4"/><text:span text:style-name="T10">color</text:span><text:span text:style-name="T5">: </text:span><text:span text:style-name="T3">#FFFFFF</text:span><text:span text:style-name="T5">;</text:span></text:p>
      <text:p text:style-name="P4"><text:s text:c="4"/><text:span text:style-name="T10">text-decoration</text:span><text:span text:style-name="T5">: </text:span><text:span text:style-name="T14">none</text:span><text:span text:style-name="T5">;</text:span></text:p>
      <text:p text:style-name="P5">}</text:p>
      <text:p text:style-name="P5">.<text:span text:style-name="T1">btn</text:span></text:p>
      <text:p text:style-name="P5">{</text:p>
      <text:p text:style-name="P4"><text:s text:c="4"/><text:span text:style-name="T10">border</text:span><text:span text:style-name="T5">: </text:span><text:span text:style-name="T14">none</text:span><text:span text:style-name="T5">;</text:span></text:p>
      <text:p text:style-name="P4"><text:s text:c="4"/><text:span text:style-name="T10">padding</text:span><text:span text:style-name="T5">: </text:span><text:span text:style-name="T9">12</text:span><text:span text:style-name="T14">px</text:span><text:span text:style-name="T5">;</text:span></text:p>
      <text:p text:style-name="P4"><text:s text:c="4"/><text:span text:style-name="T10">background-color</text:span><text:span text:style-name="T5">: </text:span><text:span text:style-name="T3">#FFFFFF</text:span><text:span text:style-name="T5">;</text:span></text:p>
      <text:p text:style-name="P4"><text:s text:c="4"/><text:span text:style-name="T10">position</text:span><text:span text:style-name="T5">: </text:span><text:span text:style-name="T14">absolute</text:span><text:span text:style-name="T5">;</text:span></text:p>
      <text:p text:style-name="P4"><text:s text:c="4"/><text:span text:style-name="T10">top</text:span><text:span text:style-name="T5">: </text:span><text:span text:style-name="T9">80</text:span><text:span text:style-name="T5">%;</text:span></text:p>
      <text:p text:style-name="P4"><text:s text:c="4"/><text:span text:style-name="T10">left</text:span><text:span text:style-name="T5">: </text:span><text:span text:style-name="T9">42</text:span><text:span text:style-name="T5">%;</text:span></text:p>
      <text:p text:style-name="P4"><text:s text:c="4"/><text:span text:style-name="T10">font-size</text:span><text:span text:style-name="T5">: </text:span><text:span text:style-name="T9">16</text:span><text:span text:style-name="T14">px</text:span><text:span text:style-name="T5">;</text:span></text:p>
      <text:p text:style-name="P4"><text:s text:c="4"/><text:span text:style-name="T10">color</text:span><text:span text:style-name="T5">: </text:span><text:span text:style-name="T3">#464646</text:span><text:span text:style-name="T5">;</text:span></text:p>
      <text:p text:style-name="P4"><text:s text:c="4"/><text:span text:style-name="T10">text-decoration</text:span><text:span text:style-name="T5">: </text:span><text:span text:style-name="T14">none</text:span><text:span text:style-name="T5">;</text:span></text:p>
      <text:p text:style-name="P5">}</text:p>
      <text:p text:style-name="P5">.<text:span text:style-name="T1">gallery1</text:span></text:p>
      <text:p text:style-name="P5">{</text:p>
      <text:p text:style-name="P4"><text:s text:c="4"/><text:span text:style-name="T10">background-repeat</text:span><text:span text:style-name="T5">: </text:span><text:span text:style-name="T14">no-repeat</text:span><text:span text:style-name="T5">;</text:span></text:p>
      <text:p text:style-name="P4"><text:s text:c="4"/><text:span text:style-name="T10">margin-left</text:span><text:span text:style-name="T5">: </text:span><text:span text:style-name="T9">155</text:span><text:span text:style-name="T14">px</text:span><text:span text:style-name="T5">;</text:span></text:p>
      <text:p text:style-name="P4"><text:s text:c="4"/><text:span text:style-name="T10">padding</text:span><text:span text:style-name="T5">:</text:span><text:span text:style-name="T9">30</text:span><text:span text:style-name="T14">px </text:span><text:span text:style-name="T9">7</text:span><text:span text:style-name="T14">px </text:span><text:span text:style-name="T9">0</text:span><text:span text:style-name="T14">px</text:span><text:span text:style-name="T5">;</text:span></text:p>
      <text:p text:style-name="P4"><text:s text:c="4"/><text:span text:style-name="T10">float</text:span><text:span text:style-name="T5">: </text:span><text:span text:style-name="T14">left</text:span><text:span text:style-name="T5">;</text:span></text:p>
      <text:p text:style-name="P5">}</text:p>
      <text:p text:style-name="P5">.<text:span text:style-name="T1">gallery</text:span></text:p>
      <text:p text:style-name="P5">{</text:p>
      <text:p text:style-name="P4"><text:s text:c="4"/><text:span text:style-name="T10">background-repeat</text:span><text:span text:style-name="T5">: </text:span><text:span text:style-name="T14">no-repeat</text:span><text:span text:style-name="T5">;</text:span></text:p>
      <text:p text:style-name="P4"><text:s text:c="4"/><text:span text:style-name="T10">padding</text:span><text:span text:style-name="T5">:</text:span><text:span text:style-name="T9">30</text:span><text:span text:style-name="T14">px </text:span><text:span text:style-name="T9">7</text:span><text:span text:style-name="T14">px </text:span><text:span text:style-name="T9">0</text:span><text:span text:style-name="T14">px</text:span><text:span text:style-name="T5">;</text:span></text:p>
      <text:p text:style-name="P4"><text:s text:c="4"/><text:span text:style-name="T10">float</text:span><text:span text:style-name="T5">: </text:span><text:span text:style-name="T14">left</text:span><text:span text:style-name="T5">;</text:span></text:p>
      <text:p text:style-name="P5">}</text:p>
      <text:p text:style-name="P5">.<text:span text:style-name="T1">gallery4</text:span></text:p>
      <text:p text:style-name="P5">{</text:p>
      <text:p text:style-name="P4"><text:s text:c="4"/><text:span text:style-name="T10">background-repeat</text:span><text:span text:style-name="T5">: </text:span><text:span text:style-name="T14">no-repeat</text:span><text:span text:style-name="T5">;</text:span></text:p>
      <text:p text:style-name="P4"><text:s text:c="4"/><text:span text:style-name="T10">margin-right</text:span><text:span text:style-name="T5">: </text:span><text:span text:style-name="T9">205</text:span><text:span text:style-name="T14">px</text:span><text:span text:style-name="T5">;</text:span></text:p>
      <text:p text:style-name="P4"><text:s text:c="4"/><text:span text:style-name="T10">padding</text:span><text:span text:style-name="T5">:</text:span><text:span text:style-name="T9">30</text:span><text:span text:style-name="T14">px </text:span><text:span text:style-name="T9">7</text:span><text:span text:style-name="T14">px </text:span><text:span text:style-name="T9">30</text:span><text:span text:style-name="T14">px</text:span><text:span text:style-name="T5">;</text:span></text:p>
      <text:p text:style-name="P5">}</text:p>
      <text:p text:style-name="P5">.<text:span text:style-name="T1">arrived</text:span>:<text:span text:style-name="T1">hover</text:span></text:p>
      <text:p text:style-name="P5">{</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5">}</text:p>
      <text:p text:style-name="P5">.<text:span text:style-name="T1">arrived</text:span></text:p>
      <text:p text:style-name="P5">{</text:p>
      <text:p text:style-name="P4"><text:s text:c="4"/><text:span text:style-name="T10">background-color</text:span><text:span text:style-name="T5">: </text:span><text:span text:style-name="T3">#fe002f</text:span><text:span text:style-name="T5">;</text:span></text:p>
      <text:p text:style-name="P4"><text:s text:c="4"/><text:span text:style-name="T10">padding</text:span><text:span text:style-name="T5">: </text:span><text:span text:style-name="T9">20</text:span><text:span text:style-name="T14">px </text:span><text:span text:style-name="T9">70</text:span><text:span text:style-name="T14">px</text:span><text:span text:style-name="T5">;</text:span></text:p>
      <text:p text:style-name="P4"><text:s text:c="4"/><text:span text:style-name="T10">font-size</text:span><text:span text:style-name="T5">: </text:span><text:span text:style-name="T9">30</text:span><text:span text:style-name="T14">px</text:span><text:span text:style-name="T5">;</text:span></text:p>
      <text:p text:style-name="P4"><text:s text:c="4"/><text:span text:style-name="T10">font-weight</text:span><text:span text:style-name="T5">: </text:span><text:span text:style-name="T14">bold</text:span><text:span text:style-name="T5">;</text:span></text:p>
      <text:p text:style-name="P4"><text:s text:c="4"/><text:span text:style-name="T10">margin-left</text:span><text:span text:style-name="T5">: </text:span><text:span text:style-name="T9">160</text:span><text:span text:style-name="T14">px</text:span><text:span text:style-name="T5">;</text:span></text:p>
      <text:p text:style-name="P4"><text:s text:c="4"/><text:span text:style-name="T10">color</text:span><text:span text:style-name="T5">: </text:span><text:span text:style-name="T3">#FFFFFF</text:span><text:span text:style-name="T5">;</text:span></text:p>
      <text:p text:style-name="P4"><text:s text:c="4"/><text:span text:style-name="T10">text-decoration</text:span><text:span text:style-name="T5">: </text:span><text:span text:style-name="T14">none</text:span><text:span text:style-name="T5">;</text:span></text:p>
      <text:p text:style-name="P5">}</text:p>
      <text:p text:style-name="P5">.<text:span text:style-name="T1">porder</text:span>:<text:span text:style-name="T1">hover</text:span></text:p>
      <text:p text:style-name="P5">{</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5">}</text:p>
      <text:p text:style-name="P5">.<text:span text:style-name="T1">porder</text:span></text:p>
      <text:p text:style-name="P5">{</text:p>
      <text:p text:style-name="P4"><text:s text:c="4"/><text:span text:style-name="T10">background-color</text:span><text:span text:style-name="T5">:</text:span><text:span text:style-name="T3">#fe002f</text:span><text:span text:style-name="T5">;</text:span></text:p>
      <text:p text:style-name="P4"><text:s text:c="4"/><text:span text:style-name="T10">padding</text:span><text:span text:style-name="T5">: </text:span><text:span text:style-name="T9">20</text:span><text:span text:style-name="T14">px </text:span><text:span text:style-name="T9">85</text:span><text:span text:style-name="T14">px</text:span><text:span text:style-name="T5">;</text:span></text:p>
      <text:p text:style-name="P4"><text:s text:c="4"/><text:span text:style-name="T10">margin-left</text:span><text:span text:style-name="T5">:</text:span><text:span text:style-name="T9">10</text:span><text:span text:style-name="T14">px</text:span><text:span text:style-name="T5">;</text:span></text:p>
      <text:p text:style-name="P4"><text:s text:c="4"/><text:span text:style-name="T10">font-size</text:span><text:span text:style-name="T5">: </text:span><text:span text:style-name="T9">30</text:span><text:span text:style-name="T14">px</text:span><text:span text:style-name="T5">;</text:span></text:p>
      <text:p text:style-name="P4"><text:s text:c="4"/><text:span text:style-name="T10">font-weight</text:span><text:span text:style-name="T5">: </text:span><text:span text:style-name="T14">bold</text:span><text:span text:style-name="T5">;</text:span></text:p>
      <text:p text:style-name="P4"><text:soft-page-break/><text:s text:c="4"/><text:span text:style-name="T10">color</text:span><text:span text:style-name="T5">: </text:span><text:span text:style-name="T3">#FFFFFF</text:span><text:span text:style-name="T5">;</text:span></text:p>
      <text:p text:style-name="P4"><text:s text:c="4"/><text:span text:style-name="T10">text-decoration</text:span><text:span text:style-name="T5">: </text:span><text:span text:style-name="T14">none</text:span><text:span text:style-name="T5">;</text:span></text:p>
      <text:p text:style-name="P5">}</text:p>
      <text:p text:style-name="P5">.<text:span text:style-name="T1">stock</text:span>:<text:span text:style-name="T1">hover</text:span></text:p>
      <text:p text:style-name="P5">{</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5">}</text:p>
      <text:p text:style-name="P5">.<text:span text:style-name="T1">stock</text:span></text:p>
      <text:p text:style-name="P5">{</text:p>
      <text:p text:style-name="P4"><text:s text:c="4"/><text:span text:style-name="T10">background-color</text:span><text:span text:style-name="T5">: </text:span><text:span text:style-name="T3">#fe002f</text:span><text:span text:style-name="T5">;</text:span></text:p>
      <text:p text:style-name="P4"><text:s text:c="4"/><text:span text:style-name="T10">margin-left</text:span><text:span text:style-name="T5">: </text:span><text:span text:style-name="T9">10</text:span><text:span text:style-name="T14">px</text:span><text:span text:style-name="T5">;</text:span></text:p>
      <text:p text:style-name="P4"><text:s text:c="4"/><text:span text:style-name="T10">padding</text:span><text:span text:style-name="T5">: </text:span><text:span text:style-name="T9">20</text:span><text:span text:style-name="T14">px </text:span><text:span text:style-name="T9">40</text:span><text:span text:style-name="T14">px</text:span><text:span text:style-name="T5">;</text:span></text:p>
      <text:p text:style-name="P4"><text:s text:c="4"/><text:span text:style-name="T10">font-size</text:span><text:span text:style-name="T5">: </text:span><text:span text:style-name="T9">30</text:span><text:span text:style-name="T14">px</text:span><text:span text:style-name="T5">;</text:span></text:p>
      <text:p text:style-name="P4"><text:s text:c="4"/><text:span text:style-name="T10">font-weight</text:span><text:span text:style-name="T5">: </text:span><text:span text:style-name="T14">bold</text:span><text:span text:style-name="T5">;</text:span></text:p>
      <text:p text:style-name="P4"><text:s text:c="4"/><text:span text:style-name="T10">text-decoration</text:span><text:span text:style-name="T5">: </text:span><text:span text:style-name="T14">none</text:span><text:span text:style-name="T5">;</text:span></text:p>
      <text:p text:style-name="P4"><text:s text:c="4"/><text:span text:style-name="T10">color</text:span><text:span text:style-name="T5">: </text:span><text:span text:style-name="T3">#FFFFFF</text:span><text:span text:style-name="T5">;</text:span></text:p>
      <text:p text:style-name="P5">}</text:p>
      <text:p text:style-name="P5">.<text:span text:style-name="T1">multiimg</text:span></text:p>
      <text:p text:style-name="P5">{</text:p>
      <text:p text:style-name="P4"><text:s text:c="4"/><text:span text:style-name="T10">margin-left</text:span><text:span text:style-name="T5">: </text:span><text:span text:style-name="T9">77</text:span><text:span text:style-name="T14">px</text:span><text:span text:style-name="T5">;</text:span></text:p>
      <text:p text:style-name="P4"><text:s text:c="4"/><text:span text:style-name="T10">margin-top</text:span><text:span text:style-name="T5">: </text:span><text:span text:style-name="T9">20</text:span><text:span text:style-name="T14">px</text:span><text:span text:style-name="T5">;</text:span></text:p>
      <text:p text:style-name="P5">}</text:p>
      <text:p text:style-name="P5">.<text:span text:style-name="T1">justnow </text:span>{</text:p>
      <text:p text:style-name="P4"><text:s text:c="4"/><text:span text:style-name="T10">font-size</text:span><text:span text:style-name="T5">: </text:span><text:span text:style-name="T9">24</text:span><text:span text:style-name="T14">px</text:span><text:span text:style-name="T5">;</text:span></text:p>
      <text:p text:style-name="P4"><text:s text:c="4"/><text:span text:style-name="T10">margin-top</text:span><text:span text:style-name="T5">: </text:span><text:span text:style-name="T9">45</text:span><text:span text:style-name="T14">px</text:span><text:span text:style-name="T5">;</text:span></text:p>
      <text:p text:style-name="P4"><text:s text:c="4"/><text:span text:style-name="T10">color</text:span><text:span text:style-name="T5">: </text:span><text:span text:style-name="T3">#303030</text:span><text:span text:style-name="T5">;</text:span></text:p>
      <text:p text:style-name="P4"><text:s text:c="4"/><text:span text:style-name="T10">font-weight</text:span><text:span text:style-name="T5">: </text:span><text:span text:style-name="T14">bold</text:span><text:span text:style-name="T5">;</text:span></text:p>
      <text:p text:style-name="P5">}</text:p>
      <text:p text:style-name="P5"><text:span text:style-name="T1">span</text:span>:<text:span text:style-name="T1">after </text:span>{</text:p>
      <text:p text:style-name="P4"><text:s text:c="4"/><text:span text:style-name="T10">content</text:span><text:span text:style-name="T5">: </text:span><text:span text:style-name="T14">' \003E'</text:span><text:span text:style-name="T5">;</text:span></text:p>
      <text:p text:style-name="P4"><text:s text:c="4"/><text:span text:style-name="T10">font-weight</text:span><text:span text:style-name="T5">: </text:span><text:span text:style-name="T14">bold</text:span><text:span text:style-name="T5">;</text:span></text:p>
      <text:p text:style-name="P4"><text:s text:c="4"/><text:span text:style-name="T10">font-size</text:span><text:span text:style-name="T5">: </text:span><text:span text:style-name="T9">24</text:span><text:span text:style-name="T14">px</text:span><text:span text:style-name="T5">;</text:span></text:p>
      <text:p text:style-name="P5">}</text:p>
      <text:p text:style-name="P5"><text:span text:style-name="T1">div</text:span>.<text:span text:style-name="T1">imgjust </text:span>{</text:p>
      <text:p text:style-name="P4"><text:s text:c="4"/><text:span text:style-name="T10">margin</text:span><text:span text:style-name="T5">: </text:span><text:span text:style-name="T9">5</text:span><text:span text:style-name="T14">px</text:span><text:span text:style-name="T5">;</text:span></text:p>
      <text:p text:style-name="P4"><text:s text:c="4"/><text:span text:style-name="T10">border</text:span><text:span text:style-name="T5">: </text:span><text:span text:style-name="T9">1</text:span><text:span text:style-name="T14">px solid </text:span><text:span text:style-name="T3">#ccc</text:span><text:span text:style-name="T5">;</text:span></text:p>
      <text:p text:style-name="P4"><text:s text:c="4"/><text:span text:style-name="T10">float</text:span><text:span text:style-name="T5">: </text:span><text:span text:style-name="T14">left</text:span><text:span text:style-name="T5">;</text:span></text:p>
      <text:p text:style-name="P4"><text:s text:c="4"/><text:span text:style-name="T10">width</text:span><text:span text:style-name="T5">: </text:span><text:span text:style-name="T9">150</text:span><text:span text:style-name="T14">px</text:span><text:span text:style-name="T5">;</text:span></text:p>
      <text:p text:style-name="P4"><text:s text:c="4"/><text:span text:style-name="T10">padding</text:span><text:span text:style-name="T5">: </text:span><text:span text:style-name="T9">15</text:span><text:span text:style-name="T14">px</text:span><text:span text:style-name="T5">;</text:span></text:p>
      <text:p text:style-name="P5">}</text:p>
      <text:p text:style-name="P5"><text:span text:style-name="T1">div</text:span>.<text:span text:style-name="T1">imgjust img </text:span>{</text:p>
      <text:p text:style-name="P4"><text:s text:c="4"/><text:span text:style-name="T10">width</text:span><text:span text:style-name="T5">: </text:span><text:span text:style-name="T9">50</text:span><text:span text:style-name="T5">%;</text:span></text:p>
      <text:p text:style-name="P4"><text:s text:c="4"/><text:span text:style-name="T10">height</text:span><text:span text:style-name="T5">: </text:span><text:span text:style-name="T14">auto</text:span><text:span text:style-name="T5">;</text:span></text:p>
      <text:p text:style-name="P5">}</text:p>
      <text:p text:style-name="P5"><text:span text:style-name="T1">div</text:span>.<text:span text:style-name="T1">desc </text:span>{</text:p>
      <text:p text:style-name="P4"><text:s text:c="4"/><text:span text:style-name="T10">text-align</text:span><text:span text:style-name="T5">: </text:span><text:span text:style-name="T14">center</text:span><text:span text:style-name="T5">;</text:span></text:p>
      <text:p text:style-name="P5">}</text:p>
      <text:p text:style-name="P5">.<text:span text:style-name="T1">longimg img</text:span></text:p>
      <text:p text:style-name="P5">{</text:p>
      <text:p text:style-name="P4"><text:s text:c="4"/><text:span text:style-name="T10">margin-left</text:span><text:span text:style-name="T5">: </text:span><text:span text:style-name="T9">0</text:span><text:span text:style-name="T14">px</text:span><text:span text:style-name="T5">;</text:span></text:p>
      <text:p text:style-name="P5">}</text:p>
      <text:p text:style-name="P5">.<text:span text:style-name="T1">products</text:span></text:p>
      <text:p text:style-name="P5">{</text:p>
      <text:p text:style-name="P4"><text:s text:c="4"/><text:span text:style-name="T10">background-color</text:span><text:span text:style-name="T5">:</text:span><text:span text:style-name="T3">#f7f7f7</text:span><text:span text:style-name="T5">;</text:span></text:p>
      <text:p text:style-name="P4"><text:s text:c="4"/><text:span text:style-name="T10">margin-top</text:span><text:span text:style-name="T5">: </text:span><text:span text:style-name="T9">444</text:span><text:span text:style-name="T14">px</text:span><text:span text:style-name="T5">;</text:span></text:p>
      <text:p text:style-name="P4"><text:s text:c="4"/><text:span text:style-name="T10">margin-left</text:span><text:span text:style-name="T5">: </text:span><text:span text:style-name="T9">150</text:span><text:span text:style-name="T14">px</text:span><text:span text:style-name="T5">;</text:span></text:p>
      <text:p text:style-name="P4"><text:s text:c="4"/><text:span text:style-name="T10">padding</text:span><text:span text:style-name="T5">: </text:span><text:span text:style-name="T9">36</text:span><text:span text:style-name="T14">px</text:span><text:span text:style-name="T5">;</text:span></text:p>
      <text:p text:style-name="P4"><text:s text:c="4"/><text:span text:style-name="T10">height</text:span><text:span text:style-name="T5">: </text:span><text:span text:style-name="T9">90</text:span><text:span text:style-name="T5">%;</text:span></text:p>
      <text:p text:style-name="P4"><text:s text:c="4"/><text:span text:style-name="T10">width</text:span><text:span text:style-name="T5">: </text:span><text:span text:style-name="T9">76</text:span><text:span text:style-name="T5">%;</text:span></text:p>
      <text:p text:style-name="P5">}</text:p>
      <text:p text:style-name="P5">.<text:span text:style-name="T1">second</text:span></text:p>
      <text:p text:style-name="P5"><text:soft-page-break/>{</text:p>
      <text:p text:style-name="P4"><text:s text:c="4"/><text:span text:style-name="T10">background-color</text:span><text:span text:style-name="T5">: </text:span><text:span text:style-name="T3">#f7f7f7</text:span><text:span text:style-name="T5">;</text:span></text:p>
      <text:p text:style-name="P5">}</text:p>
      <text:p text:style-name="P5">.<text:span text:style-name="T1">strip</text:span></text:p>
      <text:p text:style-name="P5">{</text:p>
      <text:p text:style-name="P4"><text:s text:c="4"/><text:span text:style-name="T10">margin-top</text:span><text:span text:style-name="T5">:</text:span><text:span text:style-name="T9">335</text:span><text:span text:style-name="T14">px</text:span><text:span text:style-name="T5">;</text:span></text:p>
      <text:p text:style-name="P4"><text:s text:c="4"/><text:span text:style-name="T10">text-align</text:span><text:span text:style-name="T5">: </text:span><text:span text:style-name="T14">center</text:span><text:span text:style-name="T5">;</text:span></text:p>
      <text:p text:style-name="P4"><text:s text:c="4"/><text:span text:style-name="T10">font-size</text:span><text:span text:style-name="T5">: </text:span><text:span text:style-name="T9">50</text:span><text:span text:style-name="T14">px</text:span><text:span text:style-name="T5">;</text:span></text:p>
      <text:p text:style-name="P4"><text:s text:c="4"/><text:span text:style-name="T10">font-weight</text:span><text:span text:style-name="T5">: </text:span><text:span text:style-name="T14">bold</text:span><text:span text:style-name="T5">;</text:span></text:p>
      <text:p text:style-name="P4"><text:s text:c="4"/><text:span text:style-name="T10">color</text:span><text:span text:style-name="T5">: </text:span><text:span text:style-name="T3">#FFFFFF</text:span><text:span text:style-name="T5">;</text:span></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4"><text:s text:c="4"/><text:span text:style-name="T10">color</text:span><text:span text:style-name="T5">: </text:span><text:span text:style-name="T3">#FFFFFF</text:span><text:span text:style-name="T5">;</text:span></text:p>
      <text:p text:style-name="P4"><text:s text:c="4"/><text:span text:style-name="T10">border-radius</text:span><text:span text:style-name="T5">: </text:span><text:span text:style-name="T9">5</text:span><text:span text:style-name="T14">px</text:span><text:span text:style-name="T5">;</text:span></text:p>
      <text:p text:style-name="P4"><text:s text:c="4"/><text:span text:style-name="T10">padding</text:span><text:span text:style-name="T5">: </text:span><text:span text:style-name="T9">1</text:span><text:span text:style-name="T14">px</text:span><text:span text:style-name="T5">;</text:span></text:p>
      <text:p text:style-name="P5">}</text:p>
      <text:p text:style-name="P6">article</text:p>
      <text:p text:style-name="P5">{</text:p>
      <text:p text:style-name="P4"><text:s text:c="4"/><text:span text:style-name="T10">background-color</text:span><text:span text:style-name="T5">:</text:span><text:span text:style-name="T3">#f7f7f7</text:span><text:span text:style-name="T5">;</text:span></text:p>
      <text:p text:style-name="P4"><text:s text:c="4"/><text:span text:style-name="T10">margin-top</text:span><text:span text:style-name="T5">: </text:span><text:span text:style-name="T9">380</text:span><text:span text:style-name="T14">px</text:span><text:span text:style-name="T5">;</text:span></text:p>
      <text:p text:style-name="P4"><text:s text:c="4"/><text:span text:style-name="T10">margin-left</text:span><text:span text:style-name="T5">: </text:span><text:span text:style-name="T9">156</text:span><text:span text:style-name="T14">px</text:span><text:span text:style-name="T5">;</text:span></text:p>
      <text:p text:style-name="P4"><text:s text:c="4"/><text:span text:style-name="T10">margin-right</text:span><text:span text:style-name="T5">: </text:span><text:span text:style-name="T9">150</text:span><text:span text:style-name="T14">px</text:span><text:span text:style-name="T5">;</text:span></text:p>
      <text:p text:style-name="P4"><text:s text:c="4"/><text:span text:style-name="T10">padding</text:span><text:span text:style-name="T5">: </text:span><text:span text:style-name="T9">56</text:span><text:span text:style-name="T14">px</text:span><text:span text:style-name="T5">;</text:span></text:p>
      <text:p text:style-name="P4"><text:s text:c="4"/><text:span text:style-name="T10">font-size</text:span><text:span text:style-name="T5">: </text:span><text:span text:style-name="T9">20</text:span><text:span text:style-name="T14">px</text:span><text:span text:style-name="T5">;</text:span></text:p>
      <text:p text:style-name="P5">}</text:p>
      <text:p text:style-name="P5">.<text:span text:style-name="T1">topbrands b</text:span></text:p>
      <text:p text:style-name="P5">{</text:p>
      <text:p text:style-name="P4"><text:s text:c="4"/><text:span text:style-name="T10">padding</text:span><text:span text:style-name="T5">: </text:span><text:span text:style-name="T9">6</text:span><text:span text:style-name="T14">px</text:span><text:span text:style-name="T5">;</text:span></text:p>
      <text:p text:style-name="P4"><text:s text:c="4"/><text:span text:style-name="T10">color</text:span><text:span text:style-name="T5">: </text:span><text:span text:style-name="T3">#FFFFFF</text:span><text:span text:style-name="T5">;</text:span></text:p>
      <text:p text:style-name="P5">}</text:p>
      <text:p text:style-name="P5">.<text:span text:style-name="T1">topbrands span a</text:span></text:p>
      <text:p text:style-name="P5">{</text:p>
      <text:p text:style-name="P4"><text:s text:c="4"/><text:span text:style-name="T10">text-decoration</text:span><text:span text:style-name="T5">: </text:span><text:span text:style-name="T14">none</text:span><text:span text:style-name="T5">;</text:span></text:p>
      <text:p text:style-name="P4"><text:s text:c="4"/><text:span text:style-name="T10">margin-left</text:span><text:span text:style-name="T5">: </text:span><text:span text:style-name="T9">800</text:span><text:span text:style-name="T14">px</text:span><text:span text:style-name="T5">;</text:span></text:p>
      <text:p text:style-name="P4"><text:s text:c="4"/><text:span text:style-name="T10">color</text:span><text:span text:style-name="T5">: </text:span><text:span text:style-name="T3">#FFFFFF</text:span><text:span text:style-name="T5">;</text:span></text:p>
      <text:p text:style-name="P5">}</text:p>
      <text:p text:style-name="P5">.<text:span text:style-name="T1">tv</text:span></text:p>
      <text:p text:style-name="P5">{</text:p>
      <text:p text:style-name="P4"><text:s text:c="4"/><text:span text:style-name="T10">background</text:span><text:span text:style-name="T5">: </text:span><text:span text:style-name="T3">-webkit-linear-gradient</text:span><text:span text:style-name="T5">(</text:span><text:span text:style-name="T14">left</text:span><text:span text:style-name="T5">, </text:span><text:span text:style-name="T3">rgb</text:span><text:span text:style-name="T5">(</text:span><text:span text:style-name="T9">254</text:span><text:span text:style-name="T5">, </text:span><text:span text:style-name="T9">0</text:span><text:span text:style-name="T5">, </text:span><text:span text:style-name="T9">47</text:span><text:span text:style-name="T5">),</text:span><text:span text:style-name="T3">rgb</text:span><text:span text:style-name="T5">(</text:span><text:span text:style-name="T9">223</text:span><text:span text:style-name="T5">, </text:span><text:span text:style-name="T9">0</text:span><text:span text:style-name="T5">, </text:span><text:span text:style-name="T9">66</text:span><text:span text:style-name="T5">), </text:span><text:span text:style-name="T3">rgb</text:span><text:span text:style-name="T5">(</text:span><text:span text:style-name="T9">213</text:span><text:span text:style-name="T5">, </text:span><text:span text:style-name="T9">0</text:span><text:span text:style-name="T5">, </text:span><text:span text:style-name="T9">72</text:span><text:span text:style-name="T5">));</text:span></text:p>
      <text:p text:style-name="P4"><text:s text:c="4"/><text:span text:style-name="T10">padding</text:span><text:span text:style-name="T5">: </text:span><text:span text:style-name="T9">20</text:span><text:span text:style-name="T14">px</text:span><text:span text:style-name="T5">;</text:span></text:p>
      <text:p text:style-name="P5">}</text:p>
      <text:p text:style-name="P5">.<text:span text:style-name="T1">brands</text:span></text:p>
      <text:p text:style-name="P5">{</text:p>
      <text:p text:style-name="P4"><text:s text:c="4"/><text:span text:style-name="T10">margin-left</text:span><text:span text:style-name="T5">: </text:span><text:span text:style-name="T9">155</text:span><text:span text:style-name="T14">px</text:span><text:span text:style-name="T5">;</text:span></text:p>
      <text:p text:style-name="P4"><text:s text:c="4"/><text:span text:style-name="T10">margin-right</text:span><text:span text:style-name="T5">: </text:span><text:span text:style-name="T9">148</text:span><text:span text:style-name="T14">px</text:span><text:span text:style-name="T5">;</text:span></text:p>
      <text:p text:style-name="P4"><text:s text:c="4"/><text:span text:style-name="T10">margin-top</text:span><text:span text:style-name="T5">: </text:span><text:span text:style-name="T9">4</text:span><text:span text:style-name="T14">px</text:span><text:span text:style-name="T5">;</text:span></text:p>
      <text:p text:style-name="P4"><text:s text:c="4"/><text:span text:style-name="T10">border</text:span><text:span text:style-name="T5">: </text:span><text:span text:style-name="T9">2</text:span><text:span text:style-name="T14">px solid white</text:span><text:span text:style-name="T5">;</text:span></text:p>
      <text:p text:style-name="P4"><text:s text:c="2"/><text:span text:style-name="T10">box-sizing</text:span><text:span text:style-name="T5">: </text:span><text:span text:style-name="T14">border-box</text:span><text:span text:style-name="T5">;</text:span></text:p>
      <text:p text:style-name="P4"><text:s text:c="4"/><text:span text:style-name="T10">border-radius</text:span><text:span text:style-name="T5">: </text:span><text:span text:style-name="T9">5</text:span><text:span text:style-name="T14">px</text:span><text:span text:style-name="T5">;</text:span></text:p>
      <text:p text:style-name="P4"><text:s text:c="4"/><text:span text:style-name="T10">box-shadow</text:span><text:span text:style-name="T5">: </text:span><text:span text:style-name="T3">#FFFFFF</text:span><text:span text:style-name="T5">;</text:span></text:p>
      <text:p text:style-name="P5">}</text:p>
      <text:p text:style-name="P5">.<text:span text:style-name="T1">mainclass</text:span></text:p>
      <text:p text:style-name="P5">{</text:p>
      <text:p text:style-name="P4"><text:s text:c="4"/><text:span text:style-name="T10">margin-top</text:span><text:span text:style-name="T5">: </text:span><text:span text:style-name="T9">15</text:span><text:span text:style-name="T14">px</text:span><text:span text:style-name="T5">;</text:span></text:p>
      <text:p text:style-name="P4"><text:s text:c="4"/><text:span text:style-name="T10">background-color</text:span><text:span text:style-name="T5">: </text:span><text:span text:style-name="T3">#464646</text:span><text:span text:style-name="T5">;</text:span></text:p>
      <text:p text:style-name="P5">}</text:p>
      <text:p text:style-name="P8">/*</text:p>
      <text:p text:style-name="P8">.right</text:p>
      <text:p text:style-name="P8">{</text:p>
      <text:p text:style-name="P7"><text:s text:c="4"/><text:span text:style-name="T7">margin-left: 40px;</text:span></text:p>
      <text:p text:style-name="P7"><text:s text:c="4"/><text:span text:style-name="T7">margin-top:10px;</text:span></text:p>
      <text:p text:style-name="P7"><text:soft-page-break/><text:s text:c="4"/><text:span text:style-name="T7">padding-left: 13px;</text:span></text:p>
      <text:p text:style-name="P7"><text:s text:c="4"/><text:span text:style-name="T7">font-size: 13px;</text:span></text:p>
      <text:p text:style-name="P7"><text:s text:c="4"/><text:span text:style-name="T7">font-weight: bold;</text:span></text:p>
      <text:p text:style-name="P7"><text:s text:c="4"/><text:span text:style-name="T7">font-size: 16px;</text:span></text:p>
      <text:p text:style-name="P8">}</text:p>
      <text:p text:style-name="P8">.left</text:p>
      <text:p text:style-name="P8">{</text:p>
      <text:p text:style-name="P7"><text:s text:c="4"/><text:span text:style-name="T7">margin-left: 1300px;</text:span></text:p>
      <text:p text:style-name="P7"><text:s text:c="4"/><text:span text:style-name="T7">margin-top:-5px;</text:span></text:p>
      <text:p text:style-name="P7"><text:s text:c="4"/><text:span text:style-name="T7">font-size: 16px;</text:span></text:p>
      <text:p text:style-name="P8">}</text:p>
      <text:p text:style-name="P8">.longimg2</text:p>
      <text:p text:style-name="P8">{</text:p>
      <text:p text:style-name="P7"><text:s text:c="4"/><text:span text:style-name="T7">text-align: center;</text:span></text:p>
      <text:p text:style-name="P7"><text:s text:c="4"/><text:span text:style-name="T7">font-size: 50px;</text:span></text:p>
      <text:p text:style-name="P7"><text:s text:c="4"/><text:span text:style-name="T7">background: -webkit-linear-gradient(left, rgb(254, 0, 47),rgb(223, 0, 66), rgb(213, 0, 72));</text:span></text:p>
      <text:p text:style-name="P7"><text:s text:c="4"/><text:span text:style-name="T7">margin-top: 455px;</text:span></text:p>
      <text:p text:style-name="P7"><text:s text:c="4"/><text:span text:style-name="T7">color: #FFFFFF;</text:span></text:p>
      <text:p text:style-name="P7"><text:s text:c="4"/><text:span text:style-name="T7">width:100%;</text:span></text:p>
      <text:p text:style-name="P7"><text:s text:c="4"/><text:span text:style-name="T7">height: 56px;</text:span></text:p>
      <text:p text:style-name="P8">}</text:p>
      <text:p text:style-name="P8">slider</text:p>
      <text:p text:style-name="P8">{</text:p>
      <text:p text:style-name="P7"><text:s text:c="4"/><text:span text:style-name="T7">display: block;</text:span></text:p>
      <text:p text:style-name="P7"><text:s text:c="4"/><text:span text:style-name="T7">width: 100px;</text:span></text:p>
      <text:p text:style-name="P7"><text:s text:c="4"/><text:span text:style-name="T7">height: 100px;</text:span></text:p>
      <text:p text:style-name="P7"><text:s text:c="4"/><text:span text:style-name="T7">background-color: #1f1f1f;</text:span></text:p>
      <text:p text:style-name="P7"><text:s text:c="4"/><text:span text:style-name="T7">overflow: hidden;</text:span></text:p>
      <text:p text:style-name="P7"><text:s text:c="4"/><text:span text:style-name="T7">position: absolute;</text:span></text:p>
      <text:p text:style-name="P8">}</text:p>
      <text:p text:style-name="P8">slider &gt; *</text:p>
      <text:p text:style-name="P8">{</text:p>
      <text:p text:style-name="P7"><text:s text:c="4"/><text:span text:style-name="T7">display: block;</text:span></text:p>
      <text:p text:style-name="P7"><text:s text:c="4"/><text:span text:style-name="T7">width: 100px;</text:span></text:p>
      <text:p text:style-name="P7"><text:s text:c="4"/><text:span text:style-name="T7">height: 100px;</text:span></text:p>
      <text:p text:style-name="P7"><text:s text:c="4"/><text:span text:style-name="T7">background-color: #1f1f1f;</text:span></text:p>
      <text:p text:style-name="P7"><text:s text:c="4"/><text:span text:style-name="T7">overflow: hidden;</text:span></text:p>
      <text:p text:style-name="P7"><text:s text:c="4"/><text:span text:style-name="T7">position: absolute;</text:span></text:p>
      <text:p text:style-name="P7"><text:s text:c="4"/><text:span text:style-name="T7">animation:slide 12s infinite;</text:span></text:p>
      <text:p text:style-name="P7"><text:s text:c="4"/><text:span text:style-name="T7">overflow: hidden;</text:span></text:p>
      <text:p text:style-name="P8">}</text:p>
      <text:p text:style-name="P8">slider:nth-child(1)</text:p>
      <text:p text:style-name="P8">{</text:p>
      <text:p text:style-name="P7"><text:s text:c="4"/><text:span text:style-name="T7">left: 0%;</text:span></text:p>
      <text:p text:style-name="P7"><text:s text:c="4"/><text:span text:style-name="T7">animation-delay:-1s;</text:span></text:p>
      <text:p text:style-name="P7"><text:s text:c="4"/><text:span text:style-name="T7">background-image: url(Nfix-banner.png);</text:span></text:p>
      <text:p text:style-name="P7"><text:s text:c="4"/><text:span text:style-name="T7">background-size: cover;</text:span></text:p>
      <text:p text:style-name="P7"><text:s text:c="4"/><text:span text:style-name="T7">background-position: center;</text:span></text:p>
      <text:p text:style-name="P8">}</text:p>
      <text:p text:style-name="P8">slider:nth-child(2)</text:p>
      <text:p text:style-name="P8">{</text:p>
      <text:p text:style-name="P7"><text:s text:c="4"/><text:span text:style-name="T7">animation-delay:2s;</text:span></text:p>
      <text:p text:style-name="P7"><text:s text:c="4"/><text:span text:style-name="T7">background-image: url(go-by-vapeson-banner.png);</text:span></text:p>
      <text:p text:style-name="P7"><text:s text:c="4"/><text:span text:style-name="T7">background-size: cover;</text:span></text:p>
      <text:p text:style-name="P7"><text:s text:c="4"/><text:span text:style-name="T7">background-position: center;</text:span></text:p>
      <text:p text:style-name="P8">}</text:p>
      <text:p text:style-name="P8">slider:nth-child(3)</text:p>
      <text:p text:style-name="P8">{</text:p>
      <text:p text:style-name="P7"><text:s text:c="4"/><text:span text:style-name="T7">animation-delay:5s;</text:span></text:p>
      <text:p text:style-name="P7"><text:s text:c="4"/><text:span text:style-name="T7">background-image: url(nord2-banner.png);</text:span></text:p>
      <text:p text:style-name="P7"><text:s text:c="4"/><text:span text:style-name="T7">background-size: cover;</text:span></text:p>
      <text:p text:style-name="P7"><text:soft-page-break/><text:s text:c="4"/><text:span text:style-name="T7">background-position: center;</text:span></text:p>
      <text:p text:style-name="P8">}</text:p>
      <text:p text:style-name="P8">slider:nth-child(4)</text:p>
      <text:p text:style-name="P8">{</text:p>
      <text:p text:style-name="P7"><text:s text:c="4"/><text:span text:style-name="T7">animation-delay:6s;</text:span></text:p>
      <text:p text:style-name="P7"><text:s text:c="4"/><text:span text:style-name="T7">background-image: url(Nfix-banner.png);</text:span></text:p>
      <text:p text:style-name="P7"><text:s text:c="4"/><text:span text:style-name="T7">background-size: cover;</text:span></text:p>
      <text:p text:style-name="P7"><text:s text:c="4"/><text:span text:style-name="T7">background-position: center;</text:span></text:p>
      <text:p text:style-name="P8">}</text:p>
      <text:p text:style-name="P8">slider:nth-child(5)</text:p>
      <text:p text:style-name="P8">{</text:p>
      <text:p text:style-name="P7"><text:s text:c="4"/><text:span text:style-name="T7">animation-delay:3s;</text:span></text:p>
      <text:p text:style-name="P7"><text:s text:c="4"/><text:span text:style-name="T7">background-image: url(vampire-vape-banner.png);</text:span></text:p>
      <text:p text:style-name="P7"><text:s text:c="4"/><text:span text:style-name="T7">background-size: cover;</text:span></text:p>
      <text:p text:style-name="P7"><text:s text:c="4"/><text:span text:style-name="T7">background-position: center;</text:span></text:p>
      <text:p text:style-name="P8">}</text:p>
      <text:p text:style-name="P8">slider:nth-child(6)</text:p>
      <text:p text:style-name="P8">{</text:p>
      <text:p text:style-name="P7"><text:s text:c="4"/><text:span text:style-name="T7">animation-delay:3s;</text:span></text:p>
      <text:p text:style-name="P7"><text:s text:c="4"/><text:span text:style-name="T7">background-image: url(nautilus-gt-tank.png);</text:span></text:p>
      <text:p text:style-name="P7"><text:s text:c="4"/><text:span text:style-name="T7">background-size: cover;</text:span></text:p>
      <text:p text:style-name="P7"><text:s text:c="4"/><text:span text:style-name="T7">background-position: center;</text:span></text:p>
      <text:p text:style-name="P8">}</text:p>
      <text:p text:style-name="P8">slider:nth-child(7)</text:p>
      <text:p text:style-name="P8">{</text:p>
      <text:p text:style-name="P7"><text:s text:c="4"/><text:span text:style-name="T7">animation-delay:4s;</text:span></text:p>
      <text:p text:style-name="P7"><text:s text:c="4"/><text:span text:style-name="T7">background-image: url(ijust-aio.png);</text:span></text:p>
      <text:p text:style-name="P7"><text:s text:c="4"/><text:span text:style-name="T7">background-size: cover;</text:span></text:p>
      <text:p text:style-name="P7"><text:s text:c="4"/><text:span text:style-name="T7">background-position: center;</text:span></text:p>
      <text:p text:style-name="P8">}</text:p>
      <text:p text:style-name="P8">@keyframes slide {</text:p>
      <text:p text:style-name="P7"><text:s text:c="4"/><text:span text:style-name="T7">{left: 100%; width:100%}</text:span></text:p>
      <text:p text:style-name="P7"><text:s text:c="4"/><text:span text:style-name="T7">5%{left: 0%}</text:span></text:p>
      <text:p text:style-name="P7"><text:s text:c="4"/><text:span text:style-name="T7">25% {left: 0%}</text:span></text:p>
      <text:p text:style-name="P7"><text:s text:c="4"/><text:span text:style-name="T7">30% {left:100%; width:100%;}</text:span></text:p>
      <text:p text:style-name="P7"><text:s text:c="4"/><text:span text:style-name="T7">30.0001% {left:-10%}</text:span></text:p>
      <text:p text:style-name="P7"><text:s text:c="4"/><text:span text:style-name="T7">100% {left:100% width:0%}</text:span></text:p>
      <text:p text:style-name="P8">}</text:p>
      <text:p text:style-name="P8">/*</text:p>
      <text:p text:style-name="P8">.container</text:p>
      <text:p text:style-name="P8">{</text:p>
      <text:p text:style-name="P7"><text:s text:c="4"/><text:span text:style-name="T7">position: relative;</text:span></text:p>
      <text:p text:style-name="P7"><text:s text:c="5"/><text:span text:style-name="T7">width:100%;</text:span></text:p>
      <text:p text:style-name="P7"><text:s text:c="5"/><text:span text:style-name="T7">height:60px;</text:span></text:p>
      <text:p text:style-name="P8">}</text:p>
      <text:p text:style-name="P8">.btn</text:p>
      <text:p text:style-name="P8">{</text:p>
      <text:p text:style-name="P7"><text:s text:c="4"/><text:span text:style-name="T7">background: -webkit-linear-gradient(left, rgb(254, 0, 47),rgb(223, 0, 66), rgb(213, 0, 72));</text:span></text:p>
      <text:p text:style-name="P7"><text:s text:c="4"/><text:span text:style-name="T7">position: absolute;</text:span></text:p>
      <text:p text:style-name="P7"><text:s text:c="4"/><text:span text:style-name="T7">height: 35px;</text:span></text:p>
      <text:p text:style-name="P7"><text:s text:c="4"/><text:span text:style-name="T7">width: 146px;</text:span></text:p>
      <text:p text:style-name="P7"><text:s text:c="4"/><text:span text:style-name="T7">border: none;</text:span></text:p>
      <text:p text:style-name="P7"><text:s text:c="4"/><text:span text:style-name="T7">margin: 355px;</text:span></text:p>
      <text:p text:style-name="P2">}</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17:36:42.657000000</meta:creation-date>
    <dc:date>2020-07-15T17:37:56.075000000</dc:date>
    <meta:editing-duration>PT1M13S</meta:editing-duration>
    <meta:editing-cycles>1</meta:editing-cycles>
    <meta:document-statistic meta:table-count="0" meta:image-count="0" meta:object-count="0" meta:page-count="14" meta:paragraph-count="826" meta:word-count="1822" meta:character-count="20727" meta:non-whitespace-character-count="14700"/>
    <meta:generator>LibreOffice/4.4.2.2$Windows_x86 LibreOffice_project/c4c7d32d0d49397cad38d62472b0bc8acff48dd6</meta:generator>
  </office:meta>
</office:document-meta>
</file>